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7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BFBFBF"/>
    </style:style>
    <style:style style:name="ce11" style:family="table-cell" style:parent-style-name="Default" style:data-style-name="N37">
      <style:table-cell-properties fo:border="thin solid #000000" fo:background-color="#BFBFBF"/>
    </style:style>
    <style:style style:name="ce12" style:family="table-cell" style:parent-style-name="Default" style:data-style-name="N3">
      <style:table-cell-properties fo:border="thin solid #000000"/>
    </style:style>
    <style:style style:name="ce13" style:family="table-cell" style:parent-style-name="Default" style:data-style-name="N37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8.6518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óvel_Pesso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4" table:number-rows-spanned="1" table:style-name="ce14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5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7 a DEZ/2017</text:p>
          </table:table-cell>
          <table:table-cell table:number-columns-repeated="4" table:style-name="ce1"/>
          <table:table-cell office:value-type="float" office:value="2017" table:style-name="ce3">
            <text:p>2017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7-01</text:p>
          </table:table-cell>
          <table:table-cell office:value-type="string" table:style-name="ce7">
            <text:p>2017-02</text:p>
          </table:table-cell>
          <table:table-cell office:value-type="string" table:style-name="ce7">
            <text:p>2017-03</text:p>
          </table:table-cell>
          <table:table-cell office:value-type="string" table:style-name="ce7">
            <text:p>2017-04</text:p>
          </table:table-cell>
          <table:table-cell office:value-type="string" table:style-name="ce7">
            <text:p>2017-05</text:p>
          </table:table-cell>
          <table:table-cell office:value-type="string" table:style-name="ce7">
            <text:p>2017-06</text:p>
          </table:table-cell>
          <table:table-cell office:value-type="string" table:style-name="ce7">
            <text:p>2017-07</text:p>
          </table:table-cell>
          <table:table-cell office:value-type="string" table:style-name="ce7">
            <text:p>2017-08</text:p>
          </table:table-cell>
          <table:table-cell office:value-type="string" table:style-name="ce7">
            <text:p>2017-09</text:p>
          </table:table-cell>
          <table:table-cell office:value-type="string" table:style-name="ce7">
            <text:p>2017-10</text:p>
          </table:table-cell>
          <table:table-cell office:value-type="string" table:style-name="ce7">
            <text:p>2017-11</text:p>
          </table:table-cell>
          <table:table-cell office:value-type="string" table:style-name="ce7">
            <text:p>2017-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2.972999999999999" table:style-name="ce9">
            <text:p>92,973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3.28" table:style-name="ce9">
            <text:p>83,280</text:p>
          </table:table-cell>
          <table:table-cell office:value-type="float" office:value="86.025000000000006" table:style-name="ce9">
            <text:p>86,025</text:p>
          </table:table-cell>
          <table:table-cell office:value-type="float" office:value="81.561999999999998" table:style-name="ce9">
            <text:p>81,562</text:p>
          </table:table-cell>
          <table:table-cell office:value-type="float" office:value="88.847999999999999" table:style-name="ce9">
            <text:p>88,848</text:p>
          </table:table-cell>
          <table:table-cell office:value-type="float" office:value="82.8" table:style-name="ce9">
            <text:p>82,800</text:p>
          </table:table-cell>
          <table:table-cell office:value-type="float" office:value="85.192999999999998" table:style-name="ce9">
            <text:p>85,193</text:p>
          </table:table-cell>
          <table:table-cell office:value-type="float" office:value="85.629000000000005" table:style-name="ce9">
            <text:p>85,629</text:p>
          </table:table-cell>
          <table:table-cell office:value-type="float" office:value="83.924000000000007" table:style-name="ce9">
            <text:p>83,924</text:p>
          </table:table-cell>
          <table:table-cell office:value-type="float" office:value="87.841999999999999" table:style-name="ce9">
            <text:p>87,842</text:p>
          </table:table-cell>
          <table:table-cell office:value-type="float" office:value="87.962000000000003" table:style-name="ce9">
            <text:p>87,962</text:p>
          </table:table-cell>
          <table:table-cell office:value-type="float" office:value="89.141000000000005" table:style-name="ce9">
            <text:p>89,141</text:p>
          </table:table-cell>
          <table:table-cell office:value-type="float" office:value="91.161000000000001" table:style-name="ce9">
            <text:p>91,16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.53700000000000003" table:style-name="ce9">
            <text:p>0,537</text:p>
          </table:table-cell>
          <table:table-cell office:value-type="float" office:value="13.205" table:style-name="ce9">
            <text:p>13,20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5.072000000000003" table:style-name="ce9">
            <text:p>75,072</text:p>
          </table:table-cell>
          <table:table-cell office:value-type="float" office:value="78.176000000000002" table:style-name="ce9">
            <text:p>78,176</text:p>
          </table:table-cell>
          <table:table-cell office:value-type="float" office:value="78.465999999999994" table:style-name="ce9">
            <text:p>78,466</text:p>
          </table:table-cell>
          <table:table-cell office:value-type="float" office:value="84.165000000000006" table:style-name="ce9">
            <text:p>84,165</text:p>
          </table:table-cell>
          <table:table-cell office:value-type="float" office:value="75.784000000000006" table:style-name="ce9">
            <text:p>75,784</text:p>
          </table:table-cell>
          <table:table-cell office:value-type="float" office:value="85.653000000000006" table:style-name="ce9">
            <text:p>85,653</text:p>
          </table:table-cell>
          <table:table-cell office:value-type="float" office:value="84.326999999999998" table:style-name="ce9">
            <text:p>84,327</text:p>
          </table:table-cell>
          <table:table-cell office:value-type="float" office:value="85.718000000000004" table:style-name="ce9">
            <text:p>85,718</text:p>
          </table:table-cell>
          <table:table-cell office:value-type="float" office:value="88.771000000000001" table:style-name="ce9">
            <text:p>88,771</text:p>
          </table:table-cell>
          <table:table-cell office:value-type="float" office:value="87.778000000000006" table:style-name="ce9">
            <text:p>87,778</text:p>
          </table:table-cell>
          <table:table-cell office:value-type="float" office:value="89.111000000000004" table:style-name="ce9">
            <text:p>89,111</text:p>
          </table:table-cell>
          <table:table-cell office:value-type="float" office:value="90.671000000000006" table:style-name="ce9">
            <text:p>90,67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3.332999999999998" table:style-name="ce9">
            <text:p>93,333</text:p>
          </table:table-cell>
          <table:table-cell office:value-type="float" office:value="91.070999999999998" table:style-name="ce9">
            <text:p>91,071</text:p>
          </table:table-cell>
          <table:table-cell office:value-type="float" office:value="41.667000000000002" table:style-name="ce9">
            <text:p>41,667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9.936000000000007" table:style-name="ce9">
            <text:p>69,936</text:p>
          </table:table-cell>
          <table:table-cell office:value-type="float" office:value="77.555000000000007" table:style-name="ce9">
            <text:p>77,555</text:p>
          </table:table-cell>
          <table:table-cell office:value-type="float" office:value="70.606999999999999" table:style-name="ce9">
            <text:p>70,607</text:p>
          </table:table-cell>
          <table:table-cell office:value-type="float" office:value="75.489999999999995" table:style-name="ce9">
            <text:p>75,490</text:p>
          </table:table-cell>
          <table:table-cell office:value-type="float" office:value="67.941000000000003" table:style-name="ce9">
            <text:p>67,941</text:p>
          </table:table-cell>
          <table:table-cell office:value-type="float" office:value="74.081999999999994" table:style-name="ce9">
            <text:p>74,082</text:p>
          </table:table-cell>
          <table:table-cell office:value-type="float" office:value="67.483999999999995" table:style-name="ce9">
            <text:p>67,484</text:p>
          </table:table-cell>
          <table:table-cell office:value-type="float" office:value="68.975999999999999" table:style-name="ce9">
            <text:p>68,976</text:p>
          </table:table-cell>
          <table:table-cell office:value-type="float" office:value="70.495999999999995" table:style-name="ce9">
            <text:p>70,496</text:p>
          </table:table-cell>
          <table:table-cell office:value-type="float" office:value="68.989999999999995" table:style-name="ce9">
            <text:p>68,990</text:p>
          </table:table-cell>
          <table:table-cell office:value-type="float" office:value="66.334000000000003" table:style-name="ce9">
            <text:p>66,334</text:p>
          </table:table-cell>
          <table:table-cell office:value-type="float" office:value="70.742999999999995" table:style-name="ce9">
            <text:p>70,74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9.626000000000005" table:style-name="ce9">
            <text:p>79,626</text:p>
          </table:table-cell>
          <table:table-cell office:value-type="float" office:value="87.22" table:style-name="ce9">
            <text:p>87,220</text:p>
          </table:table-cell>
          <table:table-cell office:value-type="float" office:value="83.852000000000004" table:style-name="ce9">
            <text:p>83,852</text:p>
          </table:table-cell>
          <table:table-cell office:value-type="float" office:value="87.658000000000001" table:style-name="ce9">
            <text:p>87,658</text:p>
          </table:table-cell>
          <table:table-cell office:value-type="float" office:value="84.32" table:style-name="ce9">
            <text:p>84,320</text:p>
          </table:table-cell>
          <table:table-cell office:value-type="float" office:value="88.356999999999999" table:style-name="ce9">
            <text:p>88,357</text:p>
          </table:table-cell>
          <table:table-cell office:value-type="float" office:value="88.153000000000006" table:style-name="ce9">
            <text:p>88,153</text:p>
          </table:table-cell>
          <table:table-cell office:value-type="float" office:value="87.751999999999995" table:style-name="ce9">
            <text:p>87,752</text:p>
          </table:table-cell>
          <table:table-cell office:value-type="float" office:value="91.36" table:style-name="ce9">
            <text:p>91,360</text:p>
          </table:table-cell>
          <table:table-cell office:value-type="float" office:value="90.472999999999999" table:style-name="ce9">
            <text:p>90,473</text:p>
          </table:table-cell>
          <table:table-cell office:value-type="float" office:value="91.56" table:style-name="ce9">
            <text:p>91,560</text:p>
          </table:table-cell>
          <table:table-cell office:value-type="float" office:value="93.406000000000006" table:style-name="ce9">
            <text:p>93,406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13200000000000001" table:style-name="ce9">
            <text:p>0,132</text:p>
          </table:table-cell>
          <table:table-cell office:value-type="float" office:value="9.7000000000000003E-2" table:style-name="ce9">
            <text:p>0,097</text:p>
          </table:table-cell>
          <table:table-cell office:value-type="float" office:value="0.124" table:style-name="ce9">
            <text:p>0,124</text:p>
          </table:table-cell>
          <table:table-cell office:value-type="float" office:value="0.10299999999999999" table:style-name="ce9">
            <text:p>0,103</text:p>
          </table:table-cell>
          <table:table-cell office:value-type="float" office:value="0.126" table:style-name="ce9">
            <text:p>0,126</text:p>
          </table:table-cell>
          <table:table-cell office:value-type="float" office:value="0.14299999999999999" table:style-name="ce9">
            <text:p>0,143</text:p>
          </table:table-cell>
          <table:table-cell office:value-type="float" office:value="0.128" table:style-name="ce9">
            <text:p>0,128</text:p>
          </table:table-cell>
          <table:table-cell office:value-type="float" office:value="0.14699999999999999" table:style-name="ce9">
            <text:p>0,147</text:p>
          </table:table-cell>
          <table:table-cell office:value-type="float" office:value="0.124" table:style-name="ce9">
            <text:p>0,124</text:p>
          </table:table-cell>
          <table:table-cell office:value-type="float" office:value="0.13100000000000001" table:style-name="ce9">
            <text:p>0,131</text:p>
          </table:table-cell>
          <table:table-cell office:value-type="float" office:value="0.13600000000000001" table:style-name="ce9">
            <text:p>0,136</text:p>
          </table:table-cell>
          <table:table-cell office:value-type="float" office:value="0.124" table:style-name="ce9">
            <text:p>0,12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0.53400000000000003" table:style-name="ce9">
            <text:p>0,534</text:p>
          </table:table-cell>
          <table:table-cell office:value-type="float" office:value="0.48" table:style-name="ce9">
            <text:p>0,480</text:p>
          </table:table-cell>
          <table:table-cell office:value-type="float" office:value="0.56899999999999995" table:style-name="ce9">
            <text:p>0,569</text:p>
          </table:table-cell>
          <table:table-cell office:value-type="float" office:value="0.42299999999999999" table:style-name="ce9">
            <text:p>0,423</text:p>
          </table:table-cell>
          <table:table-cell office:value-type="float" office:value="0.54400000000000004" table:style-name="ce9">
            <text:p>0,544</text:p>
          </table:table-cell>
          <table:table-cell office:value-type="float" office:value="0.496" table:style-name="ce9">
            <text:p>0,496</text:p>
          </table:table-cell>
          <table:table-cell office:value-type="float" office:value="0.48699999999999999" table:style-name="ce9">
            <text:p>0,487</text:p>
          </table:table-cell>
          <table:table-cell office:value-type="float" office:value="0.52200000000000002" table:style-name="ce9">
            <text:p>0,522</text:p>
          </table:table-cell>
          <table:table-cell office:value-type="float" office:value="0.443" table:style-name="ce9">
            <text:p>0,443</text:p>
          </table:table-cell>
          <table:table-cell office:value-type="float" office:value="0.441" table:style-name="ce9">
            <text:p>0,441</text:p>
          </table:table-cell>
          <table:table-cell office:value-type="float" office:value="0.41699999999999998" table:style-name="ce9">
            <text:p>0,417</text:p>
          </table:table-cell>
          <table:table-cell office:value-type="float" office:value="0.377" table:style-name="ce9">
            <text:p>0,37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Índice de Reclamações</text:p>
          </table:table-cell>
          <table:table-cell office:value-type="float" office:value="3.1669999999999998" table:style-name="ce9">
            <text:p>3,167</text:p>
          </table:table-cell>
          <table:table-cell office:value-type="float" office:value="2.4990000000000001" table:style-name="ce9">
            <text:p>2,499</text:p>
          </table:table-cell>
          <table:table-cell office:value-type="float" office:value="3.01" table:style-name="ce9">
            <text:p>3,010</text:p>
          </table:table-cell>
          <table:table-cell office:value-type="float" office:value="2.528" table:style-name="ce9">
            <text:p>2,528</text:p>
          </table:table-cell>
          <table:table-cell office:value-type="float" office:value="3.2309999999999999" table:style-name="ce9">
            <text:p>3,231</text:p>
          </table:table-cell>
          <table:table-cell office:value-type="float" office:value="2.9" table:style-name="ce9">
            <text:p>2,900</text:p>
          </table:table-cell>
          <table:table-cell office:value-type="float" office:value="2.7730000000000001" table:style-name="ce9">
            <text:p>2,773</text:p>
          </table:table-cell>
          <table:table-cell office:value-type="float" office:value="3.2189999999999999" table:style-name="ce9">
            <text:p>3,219</text:p>
          </table:table-cell>
          <table:table-cell office:value-type="float" office:value="2.85" table:style-name="ce9">
            <text:p>2,850</text:p>
          </table:table-cell>
          <table:table-cell office:value-type="float" office:value="2.5870000000000002" table:style-name="ce9">
            <text:p>2,587</text:p>
          </table:table-cell>
          <table:table-cell office:value-type="float" office:value="2.056" table:style-name="ce9">
            <text:p>2,056</text:p>
          </table:table-cell>
          <table:table-cell office:value-type="float" office:value="1.6539999999999999" table:style-name="ce9">
            <text:p>1,65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0.48199999999999998" table:style-name="ce9">
            <text:p>0,482</text:p>
          </table:table-cell>
          <table:table-cell office:value-type="float" office:value="0.40100000000000002" table:style-name="ce9">
            <text:p>0,401</text:p>
          </table:table-cell>
          <table:table-cell office:value-type="float" office:value="0.496" table:style-name="ce9">
            <text:p>0,496</text:p>
          </table:table-cell>
          <table:table-cell office:value-type="float" office:value="0.379" table:style-name="ce9">
            <text:p>0,379</text:p>
          </table:table-cell>
          <table:table-cell office:value-type="float" office:value="0.45100000000000001" table:style-name="ce9">
            <text:p>0,451</text:p>
          </table:table-cell>
          <table:table-cell office:value-type="float" office:value="0.38100000000000001" table:style-name="ce9">
            <text:p>0,381</text:p>
          </table:table-cell>
          <table:table-cell office:value-type="float" office:value="0.4" table:style-name="ce9">
            <text:p>0,400</text:p>
          </table:table-cell>
          <table:table-cell office:value-type="float" office:value="0.48599999999999999" table:style-name="ce9">
            <text:p>0,486</text:p>
          </table:table-cell>
          <table:table-cell office:value-type="float" office:value="0.42499999999999999" table:style-name="ce9">
            <text:p>0,425</text:p>
          </table:table-cell>
          <table:table-cell office:value-type="float" office:value="0.44400000000000001" table:style-name="ce9">
            <text:p>0,444</text:p>
          </table:table-cell>
          <table:table-cell office:value-type="float" office:value="0.41799999999999998" table:style-name="ce9">
            <text:p>0,418</text:p>
          </table:table-cell>
          <table:table-cell office:value-type="float" office:value="0.38700000000000001" table:style-name="ce9">
            <text:p>0,38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6.9000000000000006E-2" table:style-name="ce9">
            <text:p>0,069</text:p>
          </table:table-cell>
          <table:table-cell office:value-type="float" office:value="9.8000000000000004E-2" table:style-name="ce9">
            <text:p>0,098</text:p>
          </table:table-cell>
          <table:table-cell office:value-type="float" office:value="7.0000000000000007E-2" table:style-name="ce9">
            <text:p>0,070</text:p>
          </table:table-cell>
          <table:table-cell office:value-type="float" office:value="0.154" table:style-name="ce9">
            <text:p>0,154</text:p>
          </table:table-cell>
          <table:table-cell office:value-type="float" office:value="0.58599999999999997" table:style-name="ce9">
            <text:p>0,586</text:p>
          </table:table-cell>
          <table:table-cell office:value-type="float" office:value="0.96699999999999997" table:style-name="ce9">
            <text:p>0,967</text:p>
          </table:table-cell>
          <table:table-cell office:value-type="float" office:value="0.33800000000000002" table:style-name="ce9">
            <text:p>0,338</text:p>
          </table:table-cell>
          <table:table-cell office:value-type="float" office:value="0.69599999999999995" table:style-name="ce9">
            <text:p>0,696</text:p>
          </table:table-cell>
          <table:table-cell office:value-type="float" office:value="0.27200000000000002" table:style-name="ce9">
            <text:p>0,272</text:p>
          </table:table-cell>
          <table:table-cell office:value-type="float" office:value="0.41899999999999998" table:style-name="ce9">
            <text:p>0,419</text:p>
          </table:table-cell>
          <table:table-cell office:value-type="float" office:value="0.74199999999999999" table:style-name="ce9">
            <text:p>0,742</text:p>
          </table:table-cell>
          <table:table-cell office:value-type="float" office:value="0.27900000000000003" table:style-name="ce9">
            <text:p>0,27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0.80100000000000005" table:style-name="ce9">
            <text:p>0,801</text:p>
          </table:table-cell>
          <table:table-cell office:value-type="float" office:value="0.64900000000000002" table:style-name="ce9">
            <text:p>0,649</text:p>
          </table:table-cell>
          <table:table-cell office:value-type="float" office:value="0.78800000000000003" table:style-name="ce9">
            <text:p>0,788</text:p>
          </table:table-cell>
          <table:table-cell office:value-type="float" office:value="0.69" table:style-name="ce9">
            <text:p>0,690</text:p>
          </table:table-cell>
          <table:table-cell office:value-type="float" office:value="0.84099999999999997" table:style-name="ce9">
            <text:p>0,841</text:p>
          </table:table-cell>
          <table:table-cell office:value-type="float" office:value="0.71799999999999997" table:style-name="ce9">
            <text:p>0,718</text:p>
          </table:table-cell>
          <table:table-cell office:value-type="float" office:value="0.749" table:style-name="ce9">
            <text:p>0,749</text:p>
          </table:table-cell>
          <table:table-cell office:value-type="float" office:value="0.82" table:style-name="ce9">
            <text:p>0,820</text:p>
          </table:table-cell>
          <table:table-cell office:value-type="float" office:value="0.79" table:style-name="ce9">
            <text:p>0,790</text:p>
          </table:table-cell>
          <table:table-cell office:value-type="float" office:value="0.82" table:style-name="ce9">
            <text:p>0,820</text:p>
          </table:table-cell>
          <table:table-cell office:value-type="float" office:value="0.873" table:style-name="ce9">
            <text:p>0,873</text:p>
          </table:table-cell>
          <table:table-cell office:value-type="float" office:value="0.78500000000000003" table:style-name="ce9">
            <text:p>0,78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0.60699999999999998" table:style-name="ce9">
            <text:p>0,607</text:p>
          </table:table-cell>
          <table:table-cell office:value-type="float" office:value="0.45600000000000002" table:style-name="ce9">
            <text:p>0,456</text:p>
          </table:table-cell>
          <table:table-cell office:value-type="float" office:value="0.52300000000000002" table:style-name="ce9">
            <text:p>0,523</text:p>
          </table:table-cell>
          <table:table-cell office:value-type="float" office:value="0.44700000000000001" table:style-name="ce9">
            <text:p>0,447</text:p>
          </table:table-cell>
          <table:table-cell office:value-type="float" office:value="0.51400000000000001" table:style-name="ce9">
            <text:p>0,514</text:p>
          </table:table-cell>
          <table:table-cell office:value-type="float" office:value="0.433" table:style-name="ce9">
            <text:p>0,433</text:p>
          </table:table-cell>
          <table:table-cell office:value-type="float" office:value="0.437" table:style-name="ce9">
            <text:p>0,437</text:p>
          </table:table-cell>
          <table:table-cell office:value-type="float" office:value="0.44500000000000001" table:style-name="ce9">
            <text:p>0,445</text:p>
          </table:table-cell>
          <table:table-cell office:value-type="float" office:value="0.373" table:style-name="ce9">
            <text:p>0,373</text:p>
          </table:table-cell>
          <table:table-cell office:value-type="float" office:value="0.39100000000000001" table:style-name="ce9">
            <text:p>0,391</text:p>
          </table:table-cell>
          <table:table-cell office:value-type="float" office:value="0.36899999999999999" table:style-name="ce9">
            <text:p>0,369</text:p>
          </table:table-cell>
          <table:table-cell office:value-type="float" office:value="0.33200000000000002" table:style-name="ce9">
            <text:p>0,332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335830" table:style-name="ce12">
            <text:p>1.335.830</text:p>
          </table:table-cell>
          <table:table-cell office:value-type="float" office:value="1344684" table:style-name="ce12">
            <text:p>1.344.684</text:p>
          </table:table-cell>
          <table:table-cell office:value-type="float" office:value="1341166" table:style-name="ce12">
            <text:p>1.341.166</text:p>
          </table:table-cell>
          <table:table-cell office:value-type="float" office:value="1339754" table:style-name="ce12">
            <text:p>1.339.754</text:p>
          </table:table-cell>
          <table:table-cell office:value-type="float" office:value="1339222" table:style-name="ce12">
            <text:p>1.339.222</text:p>
          </table:table-cell>
          <table:table-cell office:value-type="float" office:value="1336933" table:style-name="ce12">
            <text:p>1.336.933</text:p>
          </table:table-cell>
          <table:table-cell office:value-type="float" office:value="1336005" table:style-name="ce12">
            <text:p>1.336.005</text:p>
          </table:table-cell>
          <table:table-cell office:value-type="float" office:value="1328201" table:style-name="ce12">
            <text:p>1.328.201</text:p>
          </table:table-cell>
          <table:table-cell office:value-type="float" office:value="1325908" table:style-name="ce12">
            <text:p>1.325.908</text:p>
          </table:table-cell>
          <table:table-cell office:value-type="float" office:value="1317491" table:style-name="ce12">
            <text:p>1.317.491</text:p>
          </table:table-cell>
          <table:table-cell office:value-type="float" office:value="1311719" table:style-name="ce12">
            <text:p>1.311.719</text:p>
          </table:table-cell>
          <table:table-cell office:value-type="float" office:value="1312925" table:style-name="ce12">
            <text:p>1.312.92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0169181" table:style-name="ce12">
            <text:p>60.169.181</text:p>
          </table:table-cell>
          <table:table-cell office:value-type="float" office:value="60216418" table:style-name="ce12">
            <text:p>60.216.418</text:p>
          </table:table-cell>
          <table:table-cell office:value-type="float" office:value="60236706" table:style-name="ce12">
            <text:p>60.236.706</text:p>
          </table:table-cell>
          <table:table-cell office:value-type="float" office:value="60207677" table:style-name="ce12">
            <text:p>60.207.677</text:p>
          </table:table-cell>
          <table:table-cell office:value-type="float" office:value="60229908" table:style-name="ce12">
            <text:p>60.229.908</text:p>
          </table:table-cell>
          <table:table-cell office:value-type="float" office:value="60272211" table:style-name="ce12">
            <text:p>60.272.211</text:p>
          </table:table-cell>
          <table:table-cell office:value-type="float" office:value="60339722" table:style-name="ce12">
            <text:p>60.339.722</text:p>
          </table:table-cell>
          <table:table-cell office:value-type="float" office:value="60457940" table:style-name="ce12">
            <text:p>60.457.940</text:p>
          </table:table-cell>
          <table:table-cell office:value-type="float" office:value="60398003" table:style-name="ce12">
            <text:p>60.398.003</text:p>
          </table:table-cell>
          <table:table-cell office:value-type="float" office:value="60501743" table:style-name="ce12">
            <text:p>60.501.743</text:p>
          </table:table-cell>
          <table:table-cell office:value-type="float" office:value="60538448" table:style-name="ce12">
            <text:p>60.538.448</text:p>
          </table:table-cell>
          <table:table-cell office:value-type="float" office:value="59022019" table:style-name="ce12">
            <text:p>59.022.0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468324" table:style-name="ce12">
            <text:p>3.468.324</text:p>
          </table:table-cell>
          <table:table-cell office:value-type="float" office:value="3459531" table:style-name="ce12">
            <text:p>3.459.531</text:p>
          </table:table-cell>
          <table:table-cell office:value-type="float" office:value="3354314" table:style-name="ce12">
            <text:p>3.354.314</text:p>
          </table:table-cell>
          <table:table-cell office:value-type="float" office:value="3359911" table:style-name="ce12">
            <text:p>3.359.911</text:p>
          </table:table-cell>
          <table:table-cell office:value-type="float" office:value="3287312" table:style-name="ce12">
            <text:p>3.287.312</text:p>
          </table:table-cell>
          <table:table-cell office:value-type="float" office:value="3241386" table:style-name="ce12">
            <text:p>3.241.386</text:p>
          </table:table-cell>
          <table:table-cell office:value-type="float" office:value="3207143" table:style-name="ce12">
            <text:p>3.207.143</text:p>
          </table:table-cell>
          <table:table-cell office:value-type="float" office:value="3204051" table:style-name="ce12">
            <text:p>3.204.051</text:p>
          </table:table-cell>
          <table:table-cell office:value-type="float" office:value="3006887" table:style-name="ce12">
            <text:p>3.006.887</text:p>
          </table:table-cell>
          <table:table-cell office:value-type="float" office:value="2976977" table:style-name="ce12">
            <text:p>2.976.977</text:p>
          </table:table-cell>
          <table:table-cell office:value-type="float" office:value="2992780" table:style-name="ce12">
            <text:p>2.992.780</text:p>
          </table:table-cell>
          <table:table-cell office:value-type="float" office:value="3080066" table:style-name="ce12">
            <text:p>3.080.06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1956070" table:style-name="ce12">
            <text:p>41.956.070</text:p>
          </table:table-cell>
          <table:table-cell office:value-type="float" office:value="42027840" table:style-name="ce12">
            <text:p>42.027.840</text:p>
          </table:table-cell>
          <table:table-cell office:value-type="float" office:value="42077986" table:style-name="ce12">
            <text:p>42.077.986</text:p>
          </table:table-cell>
          <table:table-cell office:value-type="float" office:value="42081963" table:style-name="ce12">
            <text:p>42.081.963</text:p>
          </table:table-cell>
          <table:table-cell office:value-type="float" office:value="42017065" table:style-name="ce12">
            <text:p>42.017.065</text:p>
          </table:table-cell>
          <table:table-cell office:value-type="float" office:value="42031482" table:style-name="ce12">
            <text:p>42.031.482</text:p>
          </table:table-cell>
          <table:table-cell office:value-type="float" office:value="41940711" table:style-name="ce12">
            <text:p>41.940.711</text:p>
          </table:table-cell>
          <table:table-cell office:value-type="float" office:value="42025585" table:style-name="ce12">
            <text:p>42.025.585</text:p>
          </table:table-cell>
          <table:table-cell office:value-type="float" office:value="41911167" table:style-name="ce12">
            <text:p>41.911.167</text:p>
          </table:table-cell>
          <table:table-cell office:value-type="float" office:value="41911167" table:style-name="ce12">
            <text:p>41.911.167</text:p>
          </table:table-cell>
          <table:table-cell office:value-type="float" office:value="40473757" table:style-name="ce12">
            <text:p>40.473.757</text:p>
          </table:table-cell>
          <table:table-cell office:value-type="float" office:value="38942433" table:style-name="ce12">
            <text:p>38.942.43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2025" table:style-name="ce12">
            <text:p>72.025</text:p>
          </table:table-cell>
          <table:table-cell office:value-type="float" office:value="71708" table:style-name="ce12">
            <text:p>71.708</text:p>
          </table:table-cell>
          <table:table-cell office:value-type="float" office:value="71766" table:style-name="ce12">
            <text:p>71.766</text:p>
          </table:table-cell>
          <table:table-cell office:value-type="float" office:value="71629" table:style-name="ce12">
            <text:p>71.629</text:p>
          </table:table-cell>
          <table:table-cell office:value-type="float" office:value="71656" table:style-name="ce12">
            <text:p>71.656</text:p>
          </table:table-cell>
          <table:table-cell office:value-type="float" office:value="71391" table:style-name="ce12">
            <text:p>71.391</text:p>
          </table:table-cell>
          <table:table-cell office:value-type="float" office:value="70994" table:style-name="ce12">
            <text:p>70.994</text:p>
          </table:table-cell>
          <table:table-cell office:value-type="float" office:value="70419" table:style-name="ce12">
            <text:p>70.419</text:p>
          </table:table-cell>
          <table:table-cell office:value-type="float" office:value="69814" table:style-name="ce12">
            <text:p>69.814</text:p>
          </table:table-cell>
          <table:table-cell office:value-type="float" office:value="69280" table:style-name="ce12">
            <text:p>69.280</text:p>
          </table:table-cell>
          <table:table-cell office:value-type="float" office:value="68716" table:style-name="ce12">
            <text:p>68.716</text:p>
          </table:table-cell>
          <table:table-cell office:value-type="float" office:value="68217" table:style-name="ce12">
            <text:p>68.21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2821808" table:style-name="ce12">
            <text:p>62.821.808</text:p>
          </table:table-cell>
          <table:table-cell office:value-type="float" office:value="62132232" table:style-name="ce12">
            <text:p>62.132.232</text:p>
          </table:table-cell>
          <table:table-cell office:value-type="float" office:value="61867606" table:style-name="ce12">
            <text:p>61.867.606</text:p>
          </table:table-cell>
          <table:table-cell office:value-type="float" office:value="61348533" table:style-name="ce12">
            <text:p>61.348.533</text:p>
          </table:table-cell>
          <table:table-cell office:value-type="float" office:value="61348533" table:style-name="ce12">
            <text:p>61.348.533</text:p>
          </table:table-cell>
          <table:table-cell office:value-type="float" office:value="60831205" table:style-name="ce12">
            <text:p>60.831.205</text:p>
          </table:table-cell>
          <table:table-cell office:value-type="float" office:value="60504829" table:style-name="ce12">
            <text:p>60.504.829</text:p>
          </table:table-cell>
          <table:table-cell office:value-type="float" office:value="60353453" table:style-name="ce12">
            <text:p>60.353.453</text:p>
          </table:table-cell>
          <table:table-cell office:value-type="float" office:value="59390157" table:style-name="ce12">
            <text:p>59.390.157</text:p>
          </table:table-cell>
          <table:table-cell office:value-type="float" office:value="59390157" table:style-name="ce12">
            <text:p>59.390.157</text:p>
          </table:table-cell>
          <table:table-cell office:value-type="float" office:value="58507846" table:style-name="ce12">
            <text:p>58.507.846</text:p>
          </table:table-cell>
          <table:table-cell office:value-type="float" office:value="58634435" table:style-name="ce12">
            <text:p>58.634.4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3896211" table:style-name="ce12">
            <text:p>73.896.211</text:p>
          </table:table-cell>
          <table:table-cell office:value-type="float" office:value="73912571" table:style-name="ce12">
            <text:p>73.912.571</text:p>
          </table:table-cell>
          <table:table-cell office:value-type="float" office:value="73996842" table:style-name="ce12">
            <text:p>73.996.842</text:p>
          </table:table-cell>
          <table:table-cell office:value-type="float" office:value="74074202" table:style-name="ce12">
            <text:p>74.074.202</text:p>
          </table:table-cell>
          <table:table-cell office:value-type="float" office:value="74209121" table:style-name="ce12">
            <text:p>74.209.121</text:p>
          </table:table-cell>
          <table:table-cell office:value-type="float" office:value="74335209" table:style-name="ce12">
            <text:p>74.335.209</text:p>
          </table:table-cell>
          <table:table-cell office:value-type="float" office:value="74516008" table:style-name="ce12">
            <text:p>74.516.008</text:p>
          </table:table-cell>
          <table:table-cell office:value-type="float" office:value="74571024" table:style-name="ce12">
            <text:p>74.571.024</text:p>
          </table:table-cell>
          <table:table-cell office:value-type="float" office:value="74561948" table:style-name="ce12">
            <text:p>74.561.948</text:p>
          </table:table-cell>
          <table:table-cell office:value-type="float" office:value="74648744" table:style-name="ce12">
            <text:p>74.648.744</text:p>
          </table:table-cell>
          <table:table-cell office:value-type="float" office:value="74735923" table:style-name="ce12">
            <text:p>74.735.923</text:p>
          </table:table-cell>
          <table:table-cell office:value-type="float" office:value="74939872" table:style-name="ce12">
            <text:p>74.939.872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2">
            <text:p>12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2338" table:style-name="ce12">
            <text:p>2.338</text:p>
          </table:table-cell>
          <table:table-cell office:value-type="float" office:value="2147" table:style-name="ce12">
            <text:p>2.147</text:p>
          </table:table-cell>
          <table:table-cell office:value-type="float" office:value="2614" table:style-name="ce12">
            <text:p>2.614</text:p>
          </table:table-cell>
          <table:table-cell office:value-type="float" office:value="1705" table:style-name="ce12">
            <text:p>1.705</text:p>
          </table:table-cell>
          <table:table-cell office:value-type="float" office:value="2406" table:style-name="ce12">
            <text:p>2.406</text:p>
          </table:table-cell>
          <table:table-cell office:value-type="float" office:value="2003" table:style-name="ce12">
            <text:p>2.003</text:p>
          </table:table-cell>
          <table:table-cell office:value-type="float" office:value="2060" table:style-name="ce12">
            <text:p>2.060</text:p>
          </table:table-cell>
          <table:table-cell office:value-type="float" office:value="2254" table:style-name="ce12">
            <text:p>2.254</text:p>
          </table:table-cell>
          <table:table-cell office:value-type="float" office:value="1775" table:style-name="ce12">
            <text:p>1.775</text:p>
          </table:table-cell>
          <table:table-cell office:value-type="float" office:value="2027" table:style-name="ce12">
            <text:p>2.027</text:p>
          </table:table-cell>
          <table:table-cell office:value-type="float" office:value="1837" table:style-name="ce12">
            <text:p>1.837</text:p>
          </table:table-cell>
          <table:table-cell office:value-type="float" office:value="1635" table:style-name="ce12">
            <text:p>1.6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abertas</text:p>
          </table:table-cell>
          <table:table-cell office:value-type="float" office:value="1608" table:style-name="ce12">
            <text:p>1.608</text:p>
          </table:table-cell>
          <table:table-cell office:value-type="float" office:value="1314" table:style-name="ce12">
            <text:p>1.314</text:p>
          </table:table-cell>
          <table:table-cell office:value-type="float" office:value="1586" table:style-name="ce12">
            <text:p>1.586</text:p>
          </table:table-cell>
          <table:table-cell office:value-type="float" office:value="1335" table:style-name="ce12">
            <text:p>1.335</text:p>
          </table:table-cell>
          <table:table-cell office:value-type="float" office:value="1568" table:style-name="ce12">
            <text:p>1.568</text:p>
          </table:table-cell>
          <table:table-cell office:value-type="float" office:value="1441" table:style-name="ce12">
            <text:p>1.441</text:p>
          </table:table-cell>
          <table:table-cell office:value-type="float" office:value="1344" table:style-name="ce12">
            <text:p>1.344</text:p>
          </table:table-cell>
          <table:table-cell office:value-type="float" office:value="1501" table:style-name="ce12">
            <text:p>1.501</text:p>
          </table:table-cell>
          <table:table-cell office:value-type="float" office:value="1010" table:style-name="ce12">
            <text:p>1.010</text:p>
          </table:table-cell>
          <table:table-cell office:value-type="float" office:value="803" table:style-name="ce12">
            <text:p>803</text:p>
          </table:table-cell>
          <table:table-cell office:value-type="float" office:value="623" table:style-name="ce12">
            <text:p>623</text:p>
          </table:table-cell>
          <table:table-cell office:value-type="float" office:value="413" table:style-name="ce12">
            <text:p>41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1812" table:style-name="ce12">
            <text:p>1.812</text:p>
          </table:table-cell>
          <table:table-cell office:value-type="float" office:value="1709" table:style-name="ce12">
            <text:p>1.709</text:p>
          </table:table-cell>
          <table:table-cell office:value-type="float" office:value="2240" table:style-name="ce12">
            <text:p>2.240</text:p>
          </table:table-cell>
          <table:table-cell office:value-type="float" office:value="1757" table:style-name="ce12">
            <text:p>1.757</text:p>
          </table:table-cell>
          <table:table-cell office:value-type="float" office:value="1999" table:style-name="ce12">
            <text:p>1.999</text:p>
          </table:table-cell>
          <table:table-cell office:value-type="float" office:value="1349" table:style-name="ce12">
            <text:p>1.349</text:p>
          </table:table-cell>
          <table:table-cell office:value-type="float" office:value="1522" table:style-name="ce12">
            <text:p>1.522</text:p>
          </table:table-cell>
          <table:table-cell office:value-type="float" office:value="1450" table:style-name="ce12">
            <text:p>1.450</text:p>
          </table:table-cell>
          <table:table-cell office:value-type="float" office:value="1041" table:style-name="ce12">
            <text:p>1.041</text:p>
          </table:table-cell>
          <table:table-cell office:value-type="float" office:value="1101" table:style-name="ce12">
            <text:p>1.101</text:p>
          </table:table-cell>
          <table:table-cell office:value-type="float" office:value="1034" table:style-name="ce12">
            <text:p>1.034</text:p>
          </table:table-cell>
          <table:table-cell office:value-type="float" office:value="900" table:style-name="ce12">
            <text:p>9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65" table:style-name="ce12">
            <text:p>65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float" office:value="24" table:style-name="ce12">
            <text:p>24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3874" table:style-name="ce12">
            <text:p>3.874</text:p>
          </table:table-cell>
          <table:table-cell office:value-type="float" office:value="2999" table:style-name="ce12">
            <text:p>2.999</text:p>
          </table:table-cell>
          <table:table-cell office:value-type="float" office:value="3742" table:style-name="ce12">
            <text:p>3.742</text:p>
          </table:table-cell>
          <table:table-cell office:value-type="float" office:value="3011" table:style-name="ce12">
            <text:p>3.011</text:p>
          </table:table-cell>
          <table:table-cell office:value-type="float" office:value="3800" table:style-name="ce12">
            <text:p>3.800</text:p>
          </table:table-cell>
          <table:table-cell office:value-type="float" office:value="3185" table:style-name="ce12">
            <text:p>3.185</text:p>
          </table:table-cell>
          <table:table-cell office:value-type="float" office:value="3658" table:style-name="ce12">
            <text:p>3.658</text:p>
          </table:table-cell>
          <table:table-cell office:value-type="float" office:value="3332" table:style-name="ce12">
            <text:p>3.332</text:p>
          </table:table-cell>
          <table:table-cell office:value-type="float" office:value="3456" table:style-name="ce12">
            <text:p>3.456</text:p>
          </table:table-cell>
          <table:table-cell office:value-type="float" office:value="3564" table:style-name="ce12">
            <text:p>3.564</text:p>
          </table:table-cell>
          <table:table-cell office:value-type="float" office:value="3700" table:style-name="ce12">
            <text:p>3.700</text:p>
          </table:table-cell>
          <table:table-cell office:value-type="float" office:value="3576" table:style-name="ce12">
            <text:p>3.57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3526" table:style-name="ce12">
            <text:p>3.526</text:p>
          </table:table-cell>
          <table:table-cell office:value-type="float" office:value="2360" table:style-name="ce12">
            <text:p>2.360</text:p>
          </table:table-cell>
          <table:table-cell office:value-type="float" office:value="2895" table:style-name="ce12">
            <text:p>2.895</text:p>
          </table:table-cell>
          <table:table-cell office:value-type="float" office:value="2126" table:style-name="ce12">
            <text:p>2.126</text:p>
          </table:table-cell>
          <table:table-cell office:value-type="float" office:value="2652" table:style-name="ce12">
            <text:p>2.652</text:p>
          </table:table-cell>
          <table:table-cell office:value-type="float" office:value="2340" table:style-name="ce12">
            <text:p>2.340</text:p>
          </table:table-cell>
          <table:table-cell office:value-type="float" office:value="2429" table:style-name="ce12">
            <text:p>2.429</text:p>
          </table:table-cell>
          <table:table-cell office:value-type="float" office:value="2266" table:style-name="ce12">
            <text:p>2.266</text:p>
          </table:table-cell>
          <table:table-cell office:value-type="float" office:value="1907" table:style-name="ce12">
            <text:p>1.907</text:p>
          </table:table-cell>
          <table:table-cell office:value-type="float" office:value="2108" table:style-name="ce12">
            <text:p>2.108</text:p>
          </table:table-cell>
          <table:table-cell office:value-type="float" office:value="2098" table:style-name="ce12">
            <text:p>2.098</text:p>
          </table:table-cell>
          <table:table-cell office:value-type="float" office:value="1543" table:style-name="ce12">
            <text:p>1.543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76" table:style-name="ce12">
            <text:p>176</text:p>
          </table:table-cell>
          <table:table-cell office:value-type="float" office:value="130" table:style-name="ce12">
            <text:p>130</text:p>
          </table:table-cell>
          <table:table-cell office:value-type="float" office:value="166" table:style-name="ce12">
            <text:p>166</text:p>
          </table:table-cell>
          <table:table-cell office:value-type="float" office:value="138" table:style-name="ce12">
            <text:p>138</text:p>
          </table:table-cell>
          <table:table-cell office:value-type="float" office:value="169" table:style-name="ce12">
            <text:p>169</text:p>
          </table:table-cell>
          <table:table-cell office:value-type="float" office:value="191" table:style-name="ce12">
            <text:p>191</text:p>
          </table:table-cell>
          <table:table-cell office:value-type="float" office:value="171" table:style-name="ce12">
            <text:p>171</text:p>
          </table:table-cell>
          <table:table-cell office:value-type="float" office:value="195" table:style-name="ce12">
            <text:p>195</text:p>
          </table:table-cell>
          <table:table-cell office:value-type="float" office:value="165" table:style-name="ce12">
            <text:p>165</text:p>
          </table:table-cell>
          <table:table-cell office:value-type="float" office:value="173" table:style-name="ce12">
            <text:p>173</text:p>
          </table:table-cell>
          <table:table-cell office:value-type="float" office:value="179" table:style-name="ce12">
            <text:p>179</text:p>
          </table:table-cell>
          <table:table-cell office:value-type="float" office:value="163" table:style-name="ce12">
            <text:p>16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32154" table:style-name="ce12">
            <text:p>32.154</text:p>
          </table:table-cell>
          <table:table-cell office:value-type="float" office:value="28874" table:style-name="ce12">
            <text:p>28.874</text:p>
          </table:table-cell>
          <table:table-cell office:value-type="float" office:value="34260" table:style-name="ce12">
            <text:p>34.260</text:p>
          </table:table-cell>
          <table:table-cell office:value-type="float" office:value="25470" table:style-name="ce12">
            <text:p>25.470</text:p>
          </table:table-cell>
          <table:table-cell office:value-type="float" office:value="32765" table:style-name="ce12">
            <text:p>32.765</text:p>
          </table:table-cell>
          <table:table-cell office:value-type="float" office:value="29904" table:style-name="ce12">
            <text:p>29.904</text:p>
          </table:table-cell>
          <table:table-cell office:value-type="float" office:value="29411" table:style-name="ce12">
            <text:p>29.411</text:p>
          </table:table-cell>
          <table:table-cell office:value-type="float" office:value="31530" table:style-name="ce12">
            <text:p>31.530</text:p>
          </table:table-cell>
          <table:table-cell office:value-type="float" office:value="26766" table:style-name="ce12">
            <text:p>26.766</text:p>
          </table:table-cell>
          <table:table-cell office:value-type="float" office:value="26667" table:style-name="ce12">
            <text:p>26.667</text:p>
          </table:table-cell>
          <table:table-cell office:value-type="float" office:value="25255" table:style-name="ce12">
            <text:p>25.255</text:p>
          </table:table-cell>
          <table:table-cell office:value-type="float" office:value="22238" table:style-name="ce12">
            <text:p>22.2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</text:p>
          </table:table-cell>
          <table:table-cell office:value-type="float" office:value="10985" table:style-name="ce12">
            <text:p>10.985</text:p>
          </table:table-cell>
          <table:table-cell office:value-type="float" office:value="8644" table:style-name="ce12">
            <text:p>8.644</text:p>
          </table:table-cell>
          <table:table-cell office:value-type="float" office:value="10096" table:style-name="ce12">
            <text:p>10.096</text:p>
          </table:table-cell>
          <table:table-cell office:value-type="float" office:value="8494" table:style-name="ce12">
            <text:p>8.494</text:p>
          </table:table-cell>
          <table:table-cell office:value-type="float" office:value="10621" table:style-name="ce12">
            <text:p>10.621</text:p>
          </table:table-cell>
          <table:table-cell office:value-type="float" office:value="9400" table:style-name="ce12">
            <text:p>9.400</text:p>
          </table:table-cell>
          <table:table-cell office:value-type="float" office:value="8893" table:style-name="ce12">
            <text:p>8.893</text:p>
          </table:table-cell>
          <table:table-cell office:value-type="float" office:value="10314" table:style-name="ce12">
            <text:p>10.314</text:p>
          </table:table-cell>
          <table:table-cell office:value-type="float" office:value="8570" table:style-name="ce12">
            <text:p>8.570</text:p>
          </table:table-cell>
          <table:table-cell office:value-type="float" office:value="7702" table:style-name="ce12">
            <text:p>7.702</text:p>
          </table:table-cell>
          <table:table-cell office:value-type="float" office:value="6152" table:style-name="ce12">
            <text:p>6.152</text:p>
          </table:table-cell>
          <table:table-cell office:value-type="float" office:value="5094" table:style-name="ce12">
            <text:p>5.09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20218" table:style-name="ce12">
            <text:p>20.218</text:p>
          </table:table-cell>
          <table:table-cell office:value-type="float" office:value="16846" table:style-name="ce12">
            <text:p>16.846</text:p>
          </table:table-cell>
          <table:table-cell office:value-type="float" office:value="20868" table:style-name="ce12">
            <text:p>20.868</text:p>
          </table:table-cell>
          <table:table-cell office:value-type="float" office:value="15938" table:style-name="ce12">
            <text:p>15.938</text:p>
          </table:table-cell>
          <table:table-cell office:value-type="float" office:value="18951" table:style-name="ce12">
            <text:p>18.951</text:p>
          </table:table-cell>
          <table:table-cell office:value-type="float" office:value="16032" table:style-name="ce12">
            <text:p>16.032</text:p>
          </table:table-cell>
          <table:table-cell office:value-type="float" office:value="16762" table:style-name="ce12">
            <text:p>16.762</text:p>
          </table:table-cell>
          <table:table-cell office:value-type="float" office:value="20409" table:style-name="ce12">
            <text:p>20.409</text:p>
          </table:table-cell>
          <table:table-cell office:value-type="float" office:value="17795" table:style-name="ce12">
            <text:p>17.795</text:p>
          </table:table-cell>
          <table:table-cell office:value-type="float" office:value="18627" table:style-name="ce12">
            <text:p>18.627</text:p>
          </table:table-cell>
          <table:table-cell office:value-type="float" office:value="16909" table:style-name="ce12">
            <text:p>16.909</text:p>
          </table:table-cell>
          <table:table-cell office:value-type="float" office:value="15054" table:style-name="ce12">
            <text:p>15.05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float" office:value="42" table:style-name="ce12">
            <text:p>42</text:p>
          </table:table-cell>
          <table:table-cell office:value-type="float" office:value="69" table:style-name="ce12">
            <text:p>69</text:p>
          </table:table-cell>
          <table:table-cell office:value-type="float" office:value="24" table:style-name="ce12">
            <text:p>24</text:p>
          </table:table-cell>
          <table:table-cell office:value-type="float" office:value="49" table:style-name="ce12">
            <text:p>49</text:p>
          </table:table-cell>
          <table:table-cell office:value-type="float" office:value="19" table:style-name="ce12">
            <text:p>19</text:p>
          </table:table-cell>
          <table:table-cell office:value-type="float" office:value="29" table:style-name="ce12">
            <text:p>29</text:p>
          </table:table-cell>
          <table:table-cell office:value-type="float" office:value="51" table:style-name="ce12">
            <text:p>51</text:p>
          </table:table-cell>
          <table:table-cell office:value-type="float" office:value="19" table:style-name="ce12">
            <text:p>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50338" table:style-name="ce12">
            <text:p>50.338</text:p>
          </table:table-cell>
          <table:table-cell office:value-type="float" office:value="40318" table:style-name="ce12">
            <text:p>40.318</text:p>
          </table:table-cell>
          <table:table-cell office:value-type="float" office:value="48743" table:style-name="ce12">
            <text:p>48.743</text:p>
          </table:table-cell>
          <table:table-cell office:value-type="float" office:value="42343" table:style-name="ce12">
            <text:p>42.343</text:p>
          </table:table-cell>
          <table:table-cell office:value-type="float" office:value="51605" table:style-name="ce12">
            <text:p>51.605</text:p>
          </table:table-cell>
          <table:table-cell office:value-type="float" office:value="43699" table:style-name="ce12">
            <text:p>43.699</text:p>
          </table:table-cell>
          <table:table-cell office:value-type="float" office:value="45345" table:style-name="ce12">
            <text:p>45.345</text:p>
          </table:table-cell>
          <table:table-cell office:value-type="float" office:value="49519" table:style-name="ce12">
            <text:p>49.519</text:p>
          </table:table-cell>
          <table:table-cell office:value-type="float" office:value="46923" table:style-name="ce12">
            <text:p>46.923</text:p>
          </table:table-cell>
          <table:table-cell office:value-type="float" office:value="48712" table:style-name="ce12">
            <text:p>48.712</text:p>
          </table:table-cell>
          <table:table-cell office:value-type="float" office:value="51096" table:style-name="ce12">
            <text:p>51.096</text:p>
          </table:table-cell>
          <table:table-cell office:value-type="float" office:value="46036" table:style-name="ce12">
            <text:p>46.03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44890" table:style-name="ce12">
            <text:p>44.890</text:p>
          </table:table-cell>
          <table:table-cell office:value-type="float" office:value="33675" table:style-name="ce12">
            <text:p>33.675</text:p>
          </table:table-cell>
          <table:table-cell office:value-type="float" office:value="38698" table:style-name="ce12">
            <text:p>38.698</text:p>
          </table:table-cell>
          <table:table-cell office:value-type="float" office:value="33100" table:style-name="ce12">
            <text:p>33.100</text:p>
          </table:table-cell>
          <table:table-cell office:value-type="float" office:value="38114" table:style-name="ce12">
            <text:p>38.114</text:p>
          </table:table-cell>
          <table:table-cell office:value-type="float" office:value="32176" table:style-name="ce12">
            <text:p>32.176</text:p>
          </table:table-cell>
          <table:table-cell office:value-type="float" office:value="32559" table:style-name="ce12">
            <text:p>32.559</text:p>
          </table:table-cell>
          <table:table-cell office:value-type="float" office:value="33181" table:style-name="ce12">
            <text:p>33.181</text:p>
          </table:table-cell>
          <table:table-cell office:value-type="float" office:value="27797" table:style-name="ce12">
            <text:p>27.797</text:p>
          </table:table-cell>
          <table:table-cell office:value-type="float" office:value="29153" table:style-name="ce12">
            <text:p>29.153</text:p>
          </table:table-cell>
          <table:table-cell office:value-type="float" office:value="27562" table:style-name="ce12">
            <text:p>27.562</text:p>
          </table:table-cell>
          <table:table-cell office:value-type="float" office:value="24871" table:style-name="ce12">
            <text:p>24.871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632" table:style-name="ce12">
            <text:p>632</text:p>
          </table:table-cell>
          <table:table-cell office:value-type="float" office:value="618" table:style-name="ce12">
            <text:p>618</text:p>
          </table:table-cell>
          <table:table-cell office:value-type="float" office:value="542" table:style-name="ce12">
            <text:p>542</text:p>
          </table:table-cell>
          <table:table-cell office:value-type="float" office:value="472" table:style-name="ce12">
            <text:p>472</text:p>
          </table:table-cell>
          <table:table-cell office:value-type="float" office:value="434" table:style-name="ce12">
            <text:p>434</text:p>
          </table:table-cell>
          <table:table-cell office:value-type="float" office:value="473" table:style-name="ce12">
            <text:p>473</text:p>
          </table:table-cell>
          <table:table-cell office:value-type="float" office:value="498" table:style-name="ce12">
            <text:p>498</text:p>
          </table:table-cell>
          <table:table-cell office:value-type="float" office:value="531" table:style-name="ce12">
            <text:p>531</text:p>
          </table:table-cell>
          <table:table-cell office:value-type="float" office:value="557" table:style-name="ce12">
            <text:p>557</text:p>
          </table:table-cell>
          <table:table-cell office:value-type="float" office:value="530" table:style-name="ce12">
            <text:p>530</text:p>
          </table:table-cell>
          <table:table-cell office:value-type="float" office:value="532" table:style-name="ce12">
            <text:p>532</text:p>
          </table:table-cell>
          <table:table-cell office:value-type="float" office:value="516" table:style-name="ce12">
            <text:p>51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87924" table:style-name="ce12">
            <text:p>87.924</text:p>
          </table:table-cell>
          <table:table-cell office:value-type="float" office:value="90962" table:style-name="ce12">
            <text:p>90.962</text:p>
          </table:table-cell>
          <table:table-cell office:value-type="float" office:value="90025" table:style-name="ce12">
            <text:p>90.025</text:p>
          </table:table-cell>
          <table:table-cell office:value-type="float" office:value="95285" table:style-name="ce12">
            <text:p>95.285</text:p>
          </table:table-cell>
          <table:table-cell office:value-type="float" office:value="88600" table:style-name="ce12">
            <text:p>88.600</text:p>
          </table:table-cell>
          <table:table-cell office:value-type="float" office:value="92493" table:style-name="ce12">
            <text:p>92.493</text:p>
          </table:table-cell>
          <table:table-cell office:value-type="float" office:value="88141" table:style-name="ce12">
            <text:p>88.141</text:p>
          </table:table-cell>
          <table:table-cell office:value-type="float" office:value="92083" table:style-name="ce12">
            <text:p>92.083</text:p>
          </table:table-cell>
          <table:table-cell office:value-type="float" office:value="90848" table:style-name="ce12">
            <text:p>90.848</text:p>
          </table:table-cell>
          <table:table-cell office:value-type="float" office:value="87704" table:style-name="ce12">
            <text:p>87.704</text:p>
          </table:table-cell>
          <table:table-cell office:value-type="float" office:value="84961" table:style-name="ce12">
            <text:p>84.961</text:p>
          </table:table-cell>
          <table:table-cell office:value-type="float" office:value="78686" table:style-name="ce12">
            <text:p>78.68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8584" table:style-name="ce12">
            <text:p>28.584</text:p>
          </table:table-cell>
          <table:table-cell office:value-type="float" office:value="29942" table:style-name="ce12">
            <text:p>29.942</text:p>
          </table:table-cell>
          <table:table-cell office:value-type="float" office:value="29108" table:style-name="ce12">
            <text:p>29.108</text:p>
          </table:table-cell>
          <table:table-cell office:value-type="float" office:value="29722" table:style-name="ce12">
            <text:p>29.722</text:p>
          </table:table-cell>
          <table:table-cell office:value-type="float" office:value="27230" table:style-name="ce12">
            <text:p>27.230</text:p>
          </table:table-cell>
          <table:table-cell office:value-type="float" office:value="29202" table:style-name="ce12">
            <text:p>29.202</text:p>
          </table:table-cell>
          <table:table-cell office:value-type="float" office:value="28509" table:style-name="ce12">
            <text:p>28.509</text:p>
          </table:table-cell>
          <table:table-cell office:value-type="float" office:value="28910" table:style-name="ce12">
            <text:p>28.910</text:p>
          </table:table-cell>
          <table:table-cell office:value-type="float" office:value="28605" table:style-name="ce12">
            <text:p>28.605</text:p>
          </table:table-cell>
          <table:table-cell office:value-type="float" office:value="27776" table:style-name="ce12">
            <text:p>27.776</text:p>
          </table:table-cell>
          <table:table-cell office:value-type="float" office:value="26585" table:style-name="ce12">
            <text:p>26.585</text:p>
          </table:table-cell>
          <table:table-cell office:value-type="float" office:value="22425" table:style-name="ce12">
            <text:p>22.42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58010" table:style-name="ce12">
            <text:p>58.010</text:p>
          </table:table-cell>
          <table:table-cell office:value-type="float" office:value="58705" table:style-name="ce12">
            <text:p>58.705</text:p>
          </table:table-cell>
          <table:table-cell office:value-type="float" office:value="56082" table:style-name="ce12">
            <text:p>56.082</text:p>
          </table:table-cell>
          <table:table-cell office:value-type="float" office:value="57936" table:style-name="ce12">
            <text:p>57.936</text:p>
          </table:table-cell>
          <table:table-cell office:value-type="float" office:value="53655" table:style-name="ce12">
            <text:p>53.655</text:p>
          </table:table-cell>
          <table:table-cell office:value-type="float" office:value="55763" table:style-name="ce12">
            <text:p>55.763</text:p>
          </table:table-cell>
          <table:table-cell office:value-type="float" office:value="50922" table:style-name="ce12">
            <text:p>50.922</text:p>
          </table:table-cell>
          <table:table-cell office:value-type="float" office:value="51745" table:style-name="ce12">
            <text:p>51.745</text:p>
          </table:table-cell>
          <table:table-cell office:value-type="float" office:value="53204" table:style-name="ce12">
            <text:p>53.204</text:p>
          </table:table-cell>
          <table:table-cell office:value-type="float" office:value="54967" table:style-name="ce12">
            <text:p>54.967</text:p>
          </table:table-cell>
          <table:table-cell office:value-type="float" office:value="56834" table:style-name="ce12">
            <text:p>56.834</text:p>
          </table:table-cell>
          <table:table-cell office:value-type="float" office:value="53334" table:style-name="ce12">
            <text:p>53.33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23" table:style-name="ce12">
            <text:p>23</text:p>
          </table:table-cell>
          <table:table-cell office:value-type="float" office:value="58" table:style-name="ce12">
            <text:p>58</text:p>
          </table:table-cell>
          <table:table-cell office:value-type="float" office:value="122" table:style-name="ce12">
            <text:p>122</text:p>
          </table:table-cell>
          <table:table-cell office:value-type="float" office:value="135" table:style-name="ce12">
            <text:p>135</text:p>
          </table:table-cell>
          <table:table-cell office:value-type="float" office:value="133" table:style-name="ce12">
            <text:p>133</text:p>
          </table:table-cell>
          <table:table-cell office:value-type="float" office:value="83" table:style-name="ce12">
            <text:p>83</text:p>
          </table:table-cell>
          <table:table-cell office:value-type="float" office:value="88" table:style-name="ce12">
            <text:p>88</text:p>
          </table:table-cell>
          <table:table-cell office:value-type="float" office:value="99" table:style-name="ce12">
            <text:p>9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53244" table:style-name="ce12">
            <text:p>153.244</text:p>
          </table:table-cell>
          <table:table-cell office:value-type="float" office:value="152871" table:style-name="ce12">
            <text:p>152.871</text:p>
          </table:table-cell>
          <table:table-cell office:value-type="float" office:value="138232" table:style-name="ce12">
            <text:p>138.232</text:p>
          </table:table-cell>
          <table:table-cell office:value-type="float" office:value="139397" table:style-name="ce12">
            <text:p>139.397</text:p>
          </table:table-cell>
          <table:table-cell office:value-type="float" office:value="131401" table:style-name="ce12">
            <text:p>131.401</text:p>
          </table:table-cell>
          <table:table-cell office:value-type="float" office:value="142687" table:style-name="ce12">
            <text:p>142.687</text:p>
          </table:table-cell>
          <table:table-cell office:value-type="float" office:value="137651" table:style-name="ce12">
            <text:p>137.651</text:p>
          </table:table-cell>
          <table:table-cell office:value-type="float" office:value="140654" table:style-name="ce12">
            <text:p>140.654</text:p>
          </table:table-cell>
          <table:table-cell office:value-type="float" office:value="138576" table:style-name="ce12">
            <text:p>138.576</text:p>
          </table:table-cell>
          <table:table-cell office:value-type="float" office:value="141798" table:style-name="ce12">
            <text:p>141.798</text:p>
          </table:table-cell>
          <table:table-cell office:value-type="float" office:value="145165" table:style-name="ce12">
            <text:p>145.165</text:p>
          </table:table-cell>
          <table:table-cell office:value-type="float" office:value="146735" table:style-name="ce12">
            <text:p>146.7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20498" table:style-name="ce12">
            <text:p>120.498</text:p>
          </table:table-cell>
          <table:table-cell office:value-type="float" office:value="126681" table:style-name="ce12">
            <text:p>126.681</text:p>
          </table:table-cell>
          <table:table-cell office:value-type="float" office:value="119433" table:style-name="ce12">
            <text:p>119.433</text:p>
          </table:table-cell>
          <table:table-cell office:value-type="float" office:value="117271" table:style-name="ce12">
            <text:p>117.271</text:p>
          </table:table-cell>
          <table:table-cell office:value-type="float" office:value="105478" table:style-name="ce12">
            <text:p>105.478</text:p>
          </table:table-cell>
          <table:table-cell office:value-type="float" office:value="109917" table:style-name="ce12">
            <text:p>109.917</text:p>
          </table:table-cell>
          <table:table-cell office:value-type="float" office:value="103385" table:style-name="ce12">
            <text:p>103.385</text:p>
          </table:table-cell>
          <table:table-cell office:value-type="float" office:value="102849" table:style-name="ce12">
            <text:p>102.849</text:p>
          </table:table-cell>
          <table:table-cell office:value-type="float" office:value="97915" table:style-name="ce12">
            <text:p>97.915</text:p>
          </table:table-cell>
          <table:table-cell office:value-type="float" office:value="93543" table:style-name="ce12">
            <text:p>93.543</text:p>
          </table:table-cell>
          <table:table-cell office:value-type="float" office:value="90133" table:style-name="ce12">
            <text:p>90.133</text:p>
          </table:table-cell>
          <table:table-cell office:value-type="float" office:value="84512" table:style-name="ce12">
            <text:p>84.512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176" table:style-name="ce12">
            <text:p>176</text:p>
          </table:table-cell>
          <table:table-cell office:value-type="float" office:value="130" table:style-name="ce12">
            <text:p>130</text:p>
          </table:table-cell>
          <table:table-cell office:value-type="float" office:value="166" table:style-name="ce12">
            <text:p>166</text:p>
          </table:table-cell>
          <table:table-cell office:value-type="float" office:value="138" table:style-name="ce12">
            <text:p>138</text:p>
          </table:table-cell>
          <table:table-cell office:value-type="float" office:value="169" table:style-name="ce12">
            <text:p>169</text:p>
          </table:table-cell>
          <table:table-cell office:value-type="float" office:value="191" table:style-name="ce12">
            <text:p>191</text:p>
          </table:table-cell>
          <table:table-cell office:value-type="float" office:value="171" table:style-name="ce12">
            <text:p>171</text:p>
          </table:table-cell>
          <table:table-cell office:value-type="float" office:value="195" table:style-name="ce12">
            <text:p>195</text:p>
          </table:table-cell>
          <table:table-cell office:value-type="float" office:value="150" table:style-name="ce12">
            <text:p>150</text:p>
          </table:table-cell>
          <table:table-cell office:value-type="float" office:value="173" table:style-name="ce12">
            <text:p>173</text:p>
          </table:table-cell>
          <table:table-cell office:value-type="float" office:value="179" table:style-name="ce12">
            <text:p>179</text:p>
          </table:table-cell>
          <table:table-cell office:value-type="float" office:value="163" table:style-name="ce12">
            <text:p>16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31985" table:style-name="ce12">
            <text:p>31.985</text:p>
          </table:table-cell>
          <table:table-cell office:value-type="float" office:value="28856" table:style-name="ce12">
            <text:p>28.856</text:p>
          </table:table-cell>
          <table:table-cell office:value-type="float" office:value="34243" table:style-name="ce12">
            <text:p>34.243</text:p>
          </table:table-cell>
          <table:table-cell office:value-type="float" office:value="25429" table:style-name="ce12">
            <text:p>25.429</text:p>
          </table:table-cell>
          <table:table-cell office:value-type="float" office:value="32744" table:style-name="ce12">
            <text:p>32.744</text:p>
          </table:table-cell>
          <table:table-cell office:value-type="float" office:value="29855" table:style-name="ce12">
            <text:p>29.855</text:p>
          </table:table-cell>
          <table:table-cell office:value-type="float" office:value="29371" table:style-name="ce12">
            <text:p>29.371</text:p>
          </table:table-cell>
          <table:table-cell office:value-type="float" office:value="31510" table:style-name="ce12">
            <text:p>31.510</text:p>
          </table:table-cell>
          <table:table-cell office:value-type="float" office:value="26720" table:style-name="ce12">
            <text:p>26.720</text:p>
          </table:table-cell>
          <table:table-cell office:value-type="float" office:value="26616" table:style-name="ce12">
            <text:p>26.616</text:p>
          </table:table-cell>
          <table:table-cell office:value-type="float" office:value="24993" table:style-name="ce12">
            <text:p>24.993</text:p>
          </table:table-cell>
          <table:table-cell office:value-type="float" office:value="21777" table:style-name="ce12">
            <text:p>21.77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spondidas</text:p>
          </table:table-cell>
          <table:table-cell office:value-type="float" office:value="9521" table:style-name="ce12">
            <text:p>9.521</text:p>
          </table:table-cell>
          <table:table-cell office:value-type="float" office:value="5653" table:style-name="ce12">
            <text:p>5.653</text:p>
          </table:table-cell>
          <table:table-cell office:value-type="float" office:value="8084" table:style-name="ce12">
            <text:p>8.084</text:p>
          </table:table-cell>
          <table:table-cell office:value-type="float" office:value="7214" table:style-name="ce12">
            <text:p>7.214</text:p>
          </table:table-cell>
          <table:table-cell office:value-type="float" office:value="9062" table:style-name="ce12">
            <text:p>9.062</text:p>
          </table:table-cell>
          <table:table-cell office:value-type="float" office:value="8872" table:style-name="ce12">
            <text:p>8.872</text:p>
          </table:table-cell>
          <table:table-cell office:value-type="float" office:value="8100" table:style-name="ce12">
            <text:p>8.100</text:p>
          </table:table-cell>
          <table:table-cell office:value-type="float" office:value="9433" table:style-name="ce12">
            <text:p>9.433</text:p>
          </table:table-cell>
          <table:table-cell office:value-type="float" office:value="7928" table:style-name="ce12">
            <text:p>7.928</text:p>
          </table:table-cell>
          <table:table-cell office:value-type="float" office:value="7300" table:style-name="ce12">
            <text:p>7.300</text:p>
          </table:table-cell>
          <table:table-cell office:value-type="float" office:value="5827" table:style-name="ce12">
            <text:p>5.827</text:p>
          </table:table-cell>
          <table:table-cell office:value-type="float" office:value="4657" table:style-name="ce12">
            <text:p>4.65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20189" table:style-name="ce12">
            <text:p>20.189</text:p>
          </table:table-cell>
          <table:table-cell office:value-type="float" office:value="16777" table:style-name="ce12">
            <text:p>16.777</text:p>
          </table:table-cell>
          <table:table-cell office:value-type="float" office:value="20780" table:style-name="ce12">
            <text:p>20.780</text:p>
          </table:table-cell>
          <table:table-cell office:value-type="float" office:value="15919" table:style-name="ce12">
            <text:p>15.919</text:p>
          </table:table-cell>
          <table:table-cell office:value-type="float" office:value="18939" table:style-name="ce12">
            <text:p>18.939</text:p>
          </table:table-cell>
          <table:table-cell office:value-type="float" office:value="15982" table:style-name="ce12">
            <text:p>15.982</text:p>
          </table:table-cell>
          <table:table-cell office:value-type="float" office:value="16718" table:style-name="ce12">
            <text:p>16.718</text:p>
          </table:table-cell>
          <table:table-cell office:value-type="float" office:value="20366" table:style-name="ce12">
            <text:p>20.366</text:p>
          </table:table-cell>
          <table:table-cell office:value-type="float" office:value="17790" table:style-name="ce12">
            <text:p>17.790</text:p>
          </table:table-cell>
          <table:table-cell office:value-type="float" office:value="18609" table:style-name="ce12">
            <text:p>18.609</text:p>
          </table:table-cell>
          <table:table-cell office:value-type="float" office:value="16887" table:style-name="ce12">
            <text:p>16.887</text:p>
          </table:table-cell>
          <table:table-cell office:value-type="float" office:value="14696" table:style-name="ce12">
            <text:p>14.69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50328" table:style-name="ce12">
            <text:p>50.328</text:p>
          </table:table-cell>
          <table:table-cell office:value-type="float" office:value="40204" table:style-name="ce12">
            <text:p>40.204</text:p>
          </table:table-cell>
          <table:table-cell office:value-type="float" office:value="48737" table:style-name="ce12">
            <text:p>48.737</text:p>
          </table:table-cell>
          <table:table-cell office:value-type="float" office:value="42308" table:style-name="ce12">
            <text:p>42.308</text:p>
          </table:table-cell>
          <table:table-cell office:value-type="float" office:value="51599" table:style-name="ce12">
            <text:p>51.599</text:p>
          </table:table-cell>
          <table:table-cell office:value-type="float" office:value="43695" table:style-name="ce12">
            <text:p>43.695</text:p>
          </table:table-cell>
          <table:table-cell office:value-type="float" office:value="45332" table:style-name="ce12">
            <text:p>45.332</text:p>
          </table:table-cell>
          <table:table-cell office:value-type="float" office:value="49510" table:style-name="ce12">
            <text:p>49.510</text:p>
          </table:table-cell>
          <table:table-cell office:value-type="float" office:value="46507" table:style-name="ce12">
            <text:p>46.507</text:p>
          </table:table-cell>
          <table:table-cell office:value-type="float" office:value="48283" table:style-name="ce12">
            <text:p>48.283</text:p>
          </table:table-cell>
          <table:table-cell office:value-type="float" office:value="50624" table:style-name="ce12">
            <text:p>50.624</text:p>
          </table:table-cell>
          <table:table-cell office:value-type="float" office:value="45811" table:style-name="ce12">
            <text:p>45.81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44848" table:style-name="ce12">
            <text:p>44.848</text:p>
          </table:table-cell>
          <table:table-cell office:value-type="float" office:value="33669" table:style-name="ce12">
            <text:p>33.669</text:p>
          </table:table-cell>
          <table:table-cell office:value-type="float" office:value="38692" table:style-name="ce12">
            <text:p>38.692</text:p>
          </table:table-cell>
          <table:table-cell office:value-type="float" office:value="33089" table:style-name="ce12">
            <text:p>33.089</text:p>
          </table:table-cell>
          <table:table-cell office:value-type="float" office:value="38112" table:style-name="ce12">
            <text:p>38.112</text:p>
          </table:table-cell>
          <table:table-cell office:value-type="float" office:value="31632" table:style-name="ce12">
            <text:p>31.632</text:p>
          </table:table-cell>
          <table:table-cell office:value-type="float" office:value="32553" table:style-name="ce12">
            <text:p>32.553</text:p>
          </table:table-cell>
          <table:table-cell office:value-type="float" office:value="33177" table:style-name="ce12">
            <text:p>33.177</text:p>
          </table:table-cell>
          <table:table-cell office:value-type="float" office:value="27791" table:style-name="ce12">
            <text:p>27.791</text:p>
          </table:table-cell>
          <table:table-cell office:value-type="float" office:value="29131" table:style-name="ce12">
            <text:p>29.131</text:p>
          </table:table-cell>
          <table:table-cell office:value-type="float" office:value="27549" table:style-name="ce12">
            <text:p>27.549</text:p>
          </table:table-cell>
          <table:table-cell office:value-type="float" office:value="24857" table:style-name="ce12">
            <text:p>24.85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60" table:style-name="ce12">
            <text:p>160</text:p>
          </table:table-cell>
          <table:table-cell office:value-type="float" office:value="116" table:style-name="ce12">
            <text:p>116</text:p>
          </table:table-cell>
          <table:table-cell office:value-type="float" office:value="147" table:style-name="ce12">
            <text:p>147</text:p>
          </table:table-cell>
          <table:table-cell office:value-type="float" office:value="126" table:style-name="ce12">
            <text:p>126</text:p>
          </table:table-cell>
          <table:table-cell office:value-type="float" office:value="148" table:style-name="ce12">
            <text:p>148</text:p>
          </table:table-cell>
          <table:table-cell office:value-type="float" office:value="176" table:style-name="ce12">
            <text:p>176</text:p>
          </table:table-cell>
          <table:table-cell office:value-type="float" office:value="161" table:style-name="ce12">
            <text:p>161</text:p>
          </table:table-cell>
          <table:table-cell office:value-type="float" office:value="180" table:style-name="ce12">
            <text:p>180</text:p>
          </table:table-cell>
          <table:table-cell office:value-type="float" office:value="143" table:style-name="ce12">
            <text:p>143</text:p>
          </table:table-cell>
          <table:table-cell office:value-type="float" office:value="152" table:style-name="ce12">
            <text:p>152</text:p>
          </table:table-cell>
          <table:table-cell office:value-type="float" office:value="156" table:style-name="ce12">
            <text:p>156</text:p>
          </table:table-cell>
          <table:table-cell office:value-type="float" office:value="140" table:style-name="ce12">
            <text:p>14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7857" table:style-name="ce12">
            <text:p>27.857</text:p>
          </table:table-cell>
          <table:table-cell office:value-type="float" office:value="24791" table:style-name="ce12">
            <text:p>24.791</text:p>
          </table:table-cell>
          <table:table-cell office:value-type="float" office:value="29448" table:style-name="ce12">
            <text:p>29.448</text:p>
          </table:table-cell>
          <table:table-cell office:value-type="float" office:value="22073" table:style-name="ce12">
            <text:p>22.073</text:p>
          </table:table-cell>
          <table:table-cell office:value-type="float" office:value="28320" table:style-name="ce12">
            <text:p>28.320</text:p>
          </table:table-cell>
          <table:table-cell office:value-type="float" office:value="26002" table:style-name="ce12">
            <text:p>26.002</text:p>
          </table:table-cell>
          <table:table-cell office:value-type="float" office:value="25396" table:style-name="ce12">
            <text:p>25.396</text:p>
          </table:table-cell>
          <table:table-cell office:value-type="float" office:value="27162" table:style-name="ce12">
            <text:p>27.162</text:p>
          </table:table-cell>
          <table:table-cell office:value-type="float" office:value="23226" table:style-name="ce12">
            <text:p>23.226</text:p>
          </table:table-cell>
          <table:table-cell office:value-type="float" office:value="22843" table:style-name="ce12">
            <text:p>22.843</text:p>
          </table:table-cell>
          <table:table-cell office:value-type="float" office:value="21741" table:style-name="ce12">
            <text:p>21.741</text:p>
          </table:table-cell>
          <table:table-cell office:value-type="float" office:value="19035" table:style-name="ce12">
            <text:p>19.0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8028" table:style-name="ce12">
            <text:p>8.028</text:p>
          </table:table-cell>
          <table:table-cell office:value-type="float" office:value="4987" table:style-name="ce12">
            <text:p>4.987</text:p>
          </table:table-cell>
          <table:table-cell office:value-type="float" office:value="6702" table:style-name="ce12">
            <text:p>6.702</text:p>
          </table:table-cell>
          <table:table-cell office:value-type="float" office:value="6524" table:style-name="ce12">
            <text:p>6.524</text:p>
          </table:table-cell>
          <table:table-cell office:value-type="float" office:value="7998" table:style-name="ce12">
            <text:p>7.998</text:p>
          </table:table-cell>
          <table:table-cell office:value-type="float" office:value="7344" table:style-name="ce12">
            <text:p>7.344</text:p>
          </table:table-cell>
          <table:table-cell office:value-type="float" office:value="6727" table:style-name="ce12">
            <text:p>6.727</text:p>
          </table:table-cell>
          <table:table-cell office:value-type="float" office:value="8552" table:style-name="ce12">
            <text:p>8.552</text:p>
          </table:table-cell>
          <table:table-cell office:value-type="float" office:value="7491" table:style-name="ce12">
            <text:p>7.491</text:p>
          </table:table-cell>
          <table:table-cell office:value-type="float" office:value="6699" table:style-name="ce12">
            <text:p>6.699</text:p>
          </table:table-cell>
          <table:table-cell office:value-type="float" office:value="5341" table:style-name="ce12">
            <text:p>5.341</text:p>
          </table:table-cell>
          <table:table-cell office:value-type="float" office:value="4229" table:style-name="ce12">
            <text:p>4.22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7049" table:style-name="ce12">
            <text:p>17.049</text:p>
          </table:table-cell>
          <table:table-cell office:value-type="float" office:value="14109" table:style-name="ce12">
            <text:p>14.109</text:p>
          </table:table-cell>
          <table:table-cell office:value-type="float" office:value="17797" table:style-name="ce12">
            <text:p>17.797</text:p>
          </table:table-cell>
          <table:table-cell office:value-type="float" office:value="13659" table:style-name="ce12">
            <text:p>13.659</text:p>
          </table:table-cell>
          <table:table-cell office:value-type="float" office:value="16070" table:style-name="ce12">
            <text:p>16.070</text:p>
          </table:table-cell>
          <table:table-cell office:value-type="float" office:value="13935" table:style-name="ce12">
            <text:p>13.935</text:p>
          </table:table-cell>
          <table:table-cell office:value-type="float" office:value="14422" table:style-name="ce12">
            <text:p>14.422</text:p>
          </table:table-cell>
          <table:table-cell office:value-type="float" office:value="17506" table:style-name="ce12">
            <text:p>17.506</text:p>
          </table:table-cell>
          <table:table-cell office:value-type="float" office:value="15615" table:style-name="ce12">
            <text:p>15.615</text:p>
          </table:table-cell>
          <table:table-cell office:value-type="float" office:value="16191" table:style-name="ce12">
            <text:p>16.191</text:p>
          </table:table-cell>
          <table:table-cell office:value-type="float" office:value="14792" table:style-name="ce12">
            <text:p>14.792</text:p>
          </table:table-cell>
          <table:table-cell office:value-type="float" office:value="13153" table:style-name="ce12">
            <text:p>13.15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3191" table:style-name="ce12">
            <text:p>43.191</text:p>
          </table:table-cell>
          <table:table-cell office:value-type="float" office:value="34359" table:style-name="ce12">
            <text:p>34.359</text:p>
          </table:table-cell>
          <table:table-cell office:value-type="float" office:value="41614" table:style-name="ce12">
            <text:p>41.614</text:p>
          </table:table-cell>
          <table:table-cell office:value-type="float" office:value="36299" table:style-name="ce12">
            <text:p>36.299</text:p>
          </table:table-cell>
          <table:table-cell office:value-type="float" office:value="44039" table:style-name="ce12">
            <text:p>44.039</text:p>
          </table:table-cell>
          <table:table-cell office:value-type="float" office:value="37496" table:style-name="ce12">
            <text:p>37.496</text:p>
          </table:table-cell>
          <table:table-cell office:value-type="float" office:value="38809" table:style-name="ce12">
            <text:p>38.809</text:p>
          </table:table-cell>
          <table:table-cell office:value-type="float" office:value="42255" table:style-name="ce12">
            <text:p>42.255</text:p>
          </table:table-cell>
          <table:table-cell office:value-type="float" office:value="40089" table:style-name="ce12">
            <text:p>40.089</text:p>
          </table:table-cell>
          <table:table-cell office:value-type="float" office:value="41585" table:style-name="ce12">
            <text:p>41.585</text:p>
          </table:table-cell>
          <table:table-cell office:value-type="float" office:value="43574" table:style-name="ce12">
            <text:p>43.574</text:p>
          </table:table-cell>
          <table:table-cell office:value-type="float" office:value="39297" table:style-name="ce12">
            <text:p>39.2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8170" table:style-name="ce12">
            <text:p>38.170</text:p>
          </table:table-cell>
          <table:table-cell office:value-type="float" office:value="29121" table:style-name="ce12">
            <text:p>29.121</text:p>
          </table:table-cell>
          <table:table-cell office:value-type="float" office:value="33260" table:style-name="ce12">
            <text:p>33.260</text:p>
          </table:table-cell>
          <table:table-cell office:value-type="float" office:value="29083" table:style-name="ce12">
            <text:p>29.083</text:p>
          </table:table-cell>
          <table:table-cell office:value-type="float" office:value="33053" table:style-name="ce12">
            <text:p>33.053</text:p>
          </table:table-cell>
          <table:table-cell office:value-type="float" office:value="27450" table:style-name="ce12">
            <text:p>27.450</text:p>
          </table:table-cell>
          <table:table-cell office:value-type="float" office:value="27856" table:style-name="ce12">
            <text:p>27.856</text:p>
          </table:table-cell>
          <table:table-cell office:value-type="float" office:value="28287" table:style-name="ce12">
            <text:p>28.287</text:p>
          </table:table-cell>
          <table:table-cell office:value-type="float" office:value="24193" table:style-name="ce12">
            <text:p>24.193</text:p>
          </table:table-cell>
          <table:table-cell office:value-type="float" office:value="25100" table:style-name="ce12">
            <text:p>25.100</text:p>
          </table:table-cell>
          <table:table-cell office:value-type="float" office:value="23580" table:style-name="ce12">
            <text:p>23.580</text:p>
          </table:table-cell>
          <table:table-cell office:value-type="float" office:value="21618" table:style-name="ce12">
            <text:p>21.618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632" table:style-name="ce12">
            <text:p>632</text:p>
          </table:table-cell>
          <table:table-cell office:value-type="float" office:value="618" table:style-name="ce12">
            <text:p>618</text:p>
          </table:table-cell>
          <table:table-cell office:value-type="float" office:value="542" table:style-name="ce12">
            <text:p>542</text:p>
          </table:table-cell>
          <table:table-cell office:value-type="float" office:value="472" table:style-name="ce12">
            <text:p>472</text:p>
          </table:table-cell>
          <table:table-cell office:value-type="float" office:value="434" table:style-name="ce12">
            <text:p>434</text:p>
          </table:table-cell>
          <table:table-cell office:value-type="float" office:value="473" table:style-name="ce12">
            <text:p>473</text:p>
          </table:table-cell>
          <table:table-cell office:value-type="float" office:value="498" table:style-name="ce12">
            <text:p>498</text:p>
          </table:table-cell>
          <table:table-cell office:value-type="float" office:value="531" table:style-name="ce12">
            <text:p>531</text:p>
          </table:table-cell>
          <table:table-cell office:value-type="float" office:value="556" table:style-name="ce12">
            <text:p>556</text:p>
          </table:table-cell>
          <table:table-cell office:value-type="float" office:value="530" table:style-name="ce12">
            <text:p>530</text:p>
          </table:table-cell>
          <table:table-cell office:value-type="float" office:value="532" table:style-name="ce12">
            <text:p>532</text:p>
          </table:table-cell>
          <table:table-cell office:value-type="float" office:value="516" table:style-name="ce12">
            <text:p>51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87774" table:style-name="ce12">
            <text:p>87.774</text:p>
          </table:table-cell>
          <table:table-cell office:value-type="float" office:value="90878" table:style-name="ce12">
            <text:p>90.878</text:p>
          </table:table-cell>
          <table:table-cell office:value-type="float" office:value="90004" table:style-name="ce12">
            <text:p>90.004</text:p>
          </table:table-cell>
          <table:table-cell office:value-type="float" office:value="95265" table:style-name="ce12">
            <text:p>95.265</text:p>
          </table:table-cell>
          <table:table-cell office:value-type="float" office:value="88588" table:style-name="ce12">
            <text:p>88.588</text:p>
          </table:table-cell>
          <table:table-cell office:value-type="float" office:value="92489" table:style-name="ce12">
            <text:p>92.489</text:p>
          </table:table-cell>
          <table:table-cell office:value-type="float" office:value="88108" table:style-name="ce12">
            <text:p>88.108</text:p>
          </table:table-cell>
          <table:table-cell office:value-type="float" office:value="92001" table:style-name="ce12">
            <text:p>92.001</text:p>
          </table:table-cell>
          <table:table-cell office:value-type="float" office:value="90824" table:style-name="ce12">
            <text:p>90.824</text:p>
          </table:table-cell>
          <table:table-cell office:value-type="float" office:value="87667" table:style-name="ce12">
            <text:p>87.667</text:p>
          </table:table-cell>
          <table:table-cell office:value-type="float" office:value="84928" table:style-name="ce12">
            <text:p>84.928</text:p>
          </table:table-cell>
          <table:table-cell office:value-type="float" office:value="78644" table:style-name="ce12">
            <text:p>78.64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8343" table:style-name="ce12">
            <text:p>28.343</text:p>
          </table:table-cell>
          <table:table-cell office:value-type="float" office:value="28905" table:style-name="ce12">
            <text:p>28.905</text:p>
          </table:table-cell>
          <table:table-cell office:value-type="float" office:value="27429" table:style-name="ce12">
            <text:p>27.429</text:p>
          </table:table-cell>
          <table:table-cell office:value-type="float" office:value="27667" table:style-name="ce12">
            <text:p>27.667</text:p>
          </table:table-cell>
          <table:table-cell office:value-type="float" office:value="26086" table:style-name="ce12">
            <text:p>26.086</text:p>
          </table:table-cell>
          <table:table-cell office:value-type="float" office:value="28327" table:style-name="ce12">
            <text:p>28.327</text:p>
          </table:table-cell>
          <table:table-cell office:value-type="float" office:value="27918" table:style-name="ce12">
            <text:p>27.918</text:p>
          </table:table-cell>
          <table:table-cell office:value-type="float" office:value="28165" table:style-name="ce12">
            <text:p>28.165</text:p>
          </table:table-cell>
          <table:table-cell office:value-type="float" office:value="27613" table:style-name="ce12">
            <text:p>27.613</text:p>
          </table:table-cell>
          <table:table-cell office:value-type="float" office:value="27460" table:style-name="ce12">
            <text:p>27.460</text:p>
          </table:table-cell>
          <table:table-cell office:value-type="float" office:value="26424" table:style-name="ce12">
            <text:p>26.424</text:p>
          </table:table-cell>
          <table:table-cell office:value-type="float" office:value="22100" table:style-name="ce12">
            <text:p>22.1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57889" table:style-name="ce12">
            <text:p>57.889</text:p>
          </table:table-cell>
          <table:table-cell office:value-type="float" office:value="58438" table:style-name="ce12">
            <text:p>58.438</text:p>
          </table:table-cell>
          <table:table-cell office:value-type="float" office:value="55891" table:style-name="ce12">
            <text:p>55.891</text:p>
          </table:table-cell>
          <table:table-cell office:value-type="float" office:value="57793" table:style-name="ce12">
            <text:p>57.793</text:p>
          </table:table-cell>
          <table:table-cell office:value-type="float" office:value="53449" table:style-name="ce12">
            <text:p>53.449</text:p>
          </table:table-cell>
          <table:table-cell office:value-type="float" office:value="55565" table:style-name="ce12">
            <text:p>55.565</text:p>
          </table:table-cell>
          <table:table-cell office:value-type="float" office:value="50850" table:style-name="ce12">
            <text:p>50.850</text:p>
          </table:table-cell>
          <table:table-cell office:value-type="float" office:value="51647" table:style-name="ce12">
            <text:p>51.647</text:p>
          </table:table-cell>
          <table:table-cell office:value-type="float" office:value="53047" table:style-name="ce12">
            <text:p>53.047</text:p>
          </table:table-cell>
          <table:table-cell office:value-type="float" office:value="54926" table:style-name="ce12">
            <text:p>54.926</text:p>
          </table:table-cell>
          <table:table-cell office:value-type="float" office:value="56735" table:style-name="ce12">
            <text:p>56.735</text:p>
          </table:table-cell>
          <table:table-cell office:value-type="float" office:value="53232" table:style-name="ce12">
            <text:p>53.23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104" table:style-name="ce12">
            <text:p>104</text:p>
          </table:table-cell>
          <table:table-cell office:value-type="float" office:value="25" table:style-name="ce12">
            <text:p>25</text:p>
          </table:table-cell>
          <table:table-cell office:value-type="float" office:value="29" table:style-name="ce12">
            <text:p>29</text:p>
          </table:table-cell>
          <table:table-cell office:value-type="float" office:value="27" table:style-name="ce12">
            <text:p>27</text:p>
          </table:table-cell>
          <table:table-cell office:value-type="float" office:value="21" table:style-name="ce12">
            <text:p>21</text:p>
          </table:table-cell>
          <table:table-cell office:value-type="float" office:value="12" table:style-name="ce12">
            <text:p>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53233" table:style-name="ce12">
            <text:p>153.233</text:p>
          </table:table-cell>
          <table:table-cell office:value-type="float" office:value="152869" table:style-name="ce12">
            <text:p>152.869</text:p>
          </table:table-cell>
          <table:table-cell office:value-type="float" office:value="138229" table:style-name="ce12">
            <text:p>138.229</text:p>
          </table:table-cell>
          <table:table-cell office:value-type="float" office:value="139346" table:style-name="ce12">
            <text:p>139.346</text:p>
          </table:table-cell>
          <table:table-cell office:value-type="float" office:value="131393" table:style-name="ce12">
            <text:p>131.393</text:p>
          </table:table-cell>
          <table:table-cell office:value-type="float" office:value="142684" table:style-name="ce12">
            <text:p>142.684</text:p>
          </table:table-cell>
          <table:table-cell office:value-type="float" office:value="137630" table:style-name="ce12">
            <text:p>137.630</text:p>
          </table:table-cell>
          <table:table-cell office:value-type="float" office:value="140652" table:style-name="ce12">
            <text:p>140.652</text:p>
          </table:table-cell>
          <table:table-cell office:value-type="float" office:value="138551" table:style-name="ce12">
            <text:p>138.551</text:p>
          </table:table-cell>
          <table:table-cell office:value-type="float" office:value="141798" table:style-name="ce12">
            <text:p>141.798</text:p>
          </table:table-cell>
          <table:table-cell office:value-type="float" office:value="145163" table:style-name="ce12">
            <text:p>145.163</text:p>
          </table:table-cell>
          <table:table-cell office:value-type="float" office:value="146673" table:style-name="ce12">
            <text:p>146.67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20360" table:style-name="ce12">
            <text:p>120.360</text:p>
          </table:table-cell>
          <table:table-cell office:value-type="float" office:value="126656" table:style-name="ce12">
            <text:p>126.656</text:p>
          </table:table-cell>
          <table:table-cell office:value-type="float" office:value="119428" table:style-name="ce12">
            <text:p>119.428</text:p>
          </table:table-cell>
          <table:table-cell office:value-type="float" office:value="117266" table:style-name="ce12">
            <text:p>117.266</text:p>
          </table:table-cell>
          <table:table-cell office:value-type="float" office:value="105438" table:style-name="ce12">
            <text:p>105.438</text:p>
          </table:table-cell>
          <table:table-cell office:value-type="float" office:value="109902" table:style-name="ce12">
            <text:p>109.902</text:p>
          </table:table-cell>
          <table:table-cell office:value-type="float" office:value="103367" table:style-name="ce12">
            <text:p>103.367</text:p>
          </table:table-cell>
          <table:table-cell office:value-type="float" office:value="102328" table:style-name="ce12">
            <text:p>102.328</text:p>
          </table:table-cell>
          <table:table-cell office:value-type="float" office:value="97847" table:style-name="ce12">
            <text:p>97.847</text:p>
          </table:table-cell>
          <table:table-cell office:value-type="float" office:value="93368" table:style-name="ce12">
            <text:p>93.368</text:p>
          </table:table-cell>
          <table:table-cell office:value-type="float" office:value="89876" table:style-name="ce12">
            <text:p>89.876</text:p>
          </table:table-cell>
          <table:table-cell office:value-type="float" office:value="84256" table:style-name="ce12">
            <text:p>84.256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7.3860000000000001" table:style-name="ce9">
            <text:p>7,386</text:p>
          </table:table-cell>
          <table:table-cell office:value-type="float" office:value="6.923" table:style-name="ce9">
            <text:p>6,923</text:p>
          </table:table-cell>
          <table:table-cell office:value-type="float" office:value="7.8310000000000004" table:style-name="ce9">
            <text:p>7,831</text:p>
          </table:table-cell>
          <table:table-cell office:value-type="float" office:value="4.3479999999999999" table:style-name="ce9">
            <text:p>4,348</text:p>
          </table:table-cell>
          <table:table-cell office:value-type="float" office:value="11.243" table:style-name="ce9">
            <text:p>11,243</text:p>
          </table:table-cell>
          <table:table-cell office:value-type="float" office:value="4.7119999999999997" table:style-name="ce9">
            <text:p>4,712</text:p>
          </table:table-cell>
          <table:table-cell office:value-type="float" office:value="5.2629999999999999" table:style-name="ce9">
            <text:p>5,263</text:p>
          </table:table-cell>
          <table:table-cell office:value-type="float" office:value="6.1539999999999999" table:style-name="ce9">
            <text:p>6,154</text:p>
          </table:table-cell>
          <table:table-cell office:value-type="float" office:value="6.6669999999999998" table:style-name="ce9">
            <text:p>6,667</text:p>
          </table:table-cell>
          <table:table-cell office:value-type="float" office:value="6.3579999999999997" table:style-name="ce9">
            <text:p>6,358</text:p>
          </table:table-cell>
          <table:table-cell office:value-type="float" office:value="4.4690000000000003" table:style-name="ce9">
            <text:p>4,469</text:p>
          </table:table-cell>
          <table:table-cell office:value-type="float" office:value="4.9080000000000004" table:style-name="ce9">
            <text:p>4,9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7.31" table:style-name="ce9">
            <text:p>7,310</text:p>
          </table:table-cell>
          <table:table-cell office:value-type="float" office:value="7.44" table:style-name="ce9">
            <text:p>7,440</text:p>
          </table:table-cell>
          <table:table-cell office:value-type="float" office:value="7.6340000000000003" table:style-name="ce9">
            <text:p>7,634</text:p>
          </table:table-cell>
          <table:table-cell office:value-type="float" office:value="6.7050000000000001" table:style-name="ce9">
            <text:p>6,705</text:p>
          </table:table-cell>
          <table:table-cell office:value-type="float" office:value="7.3479999999999999" table:style-name="ce9">
            <text:p>7,348</text:p>
          </table:table-cell>
          <table:table-cell office:value-type="float" office:value="6.7089999999999996" table:style-name="ce9">
            <text:p>6,709</text:p>
          </table:table-cell>
          <table:table-cell office:value-type="float" office:value="7.0140000000000002" table:style-name="ce9">
            <text:p>7,014</text:p>
          </table:table-cell>
          <table:table-cell office:value-type="float" office:value="7.1529999999999996" table:style-name="ce9">
            <text:p>7,153</text:p>
          </table:table-cell>
          <table:table-cell office:value-type="float" office:value="6.6429999999999998" table:style-name="ce9">
            <text:p>6,643</text:p>
          </table:table-cell>
          <table:table-cell office:value-type="float" office:value="7.6159999999999997" table:style-name="ce9">
            <text:p>7,616</text:p>
          </table:table-cell>
          <table:table-cell office:value-type="float" office:value="7.35" table:style-name="ce9">
            <text:p>7,350</text:p>
          </table:table-cell>
          <table:table-cell office:value-type="float" office:value="7.508" table:style-name="ce9">
            <text:p>7,5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abertas</text:p>
          </table:table-cell>
          <table:table-cell office:value-type="float" office:value="16.888999999999999" table:style-name="ce9">
            <text:p>16,889</text:p>
          </table:table-cell>
          <table:table-cell office:value-type="float" office:value="23.244" table:style-name="ce9">
            <text:p>23,244</text:p>
          </table:table-cell>
          <table:table-cell office:value-type="float" office:value="19.619" table:style-name="ce9">
            <text:p>19,619</text:p>
          </table:table-cell>
          <table:table-cell office:value-type="float" office:value="18.506" table:style-name="ce9">
            <text:p>18,506</text:p>
          </table:table-cell>
          <table:table-cell office:value-type="float" office:value="17.303000000000001" table:style-name="ce9">
            <text:p>17,303</text:p>
          </table:table-cell>
          <table:table-cell office:value-type="float" office:value="16.242000000000001" table:style-name="ce9">
            <text:p>16,242</text:p>
          </table:table-cell>
          <table:table-cell office:value-type="float" office:value="16.593" table:style-name="ce9">
            <text:p>16,593</text:p>
          </table:table-cell>
          <table:table-cell office:value-type="float" office:value="15.912000000000001" table:style-name="ce9">
            <text:p>15,912</text:p>
          </table:table-cell>
          <table:table-cell office:value-type="float" office:value="12.74" table:style-name="ce9">
            <text:p>12,740</text:p>
          </table:table-cell>
          <table:table-cell office:value-type="float" office:value="11" table:style-name="ce9">
            <text:p>11,000</text:p>
          </table:table-cell>
          <table:table-cell office:value-type="float" office:value="10.692" table:style-name="ce9">
            <text:p>10,692</text:p>
          </table:table-cell>
          <table:table-cell office:value-type="float" office:value="8.8680000000000003" table:style-name="ce9">
            <text:p>8,86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8.9749999999999996" table:style-name="ce9">
            <text:p>8,975</text:p>
          </table:table-cell>
          <table:table-cell office:value-type="float" office:value="10.186999999999999" table:style-name="ce9">
            <text:p>10,187</text:p>
          </table:table-cell>
          <table:table-cell office:value-type="float" office:value="10.78" table:style-name="ce9">
            <text:p>10,780</text:p>
          </table:table-cell>
          <table:table-cell office:value-type="float" office:value="11.037000000000001" table:style-name="ce9">
            <text:p>11,037</text:p>
          </table:table-cell>
          <table:table-cell office:value-type="float" office:value="10.555" table:style-name="ce9">
            <text:p>10,555</text:p>
          </table:table-cell>
          <table:table-cell office:value-type="float" office:value="8.4410000000000007" table:style-name="ce9">
            <text:p>8,441</text:p>
          </table:table-cell>
          <table:table-cell office:value-type="float" office:value="9.1039999999999992" table:style-name="ce9">
            <text:p>9,104</text:p>
          </table:table-cell>
          <table:table-cell office:value-type="float" office:value="7.12" table:style-name="ce9">
            <text:p>7,120</text:p>
          </table:table-cell>
          <table:table-cell office:value-type="float" office:value="5.8520000000000003" table:style-name="ce9">
            <text:p>5,852</text:p>
          </table:table-cell>
          <table:table-cell office:value-type="float" office:value="5.9160000000000004" table:style-name="ce9">
            <text:p>5,916</text:p>
          </table:table-cell>
          <table:table-cell office:value-type="float" office:value="6.1230000000000002" table:style-name="ce9">
            <text:p>6,123</text:p>
          </table:table-cell>
          <table:table-cell office:value-type="float" office:value="6.1239999999999997" table:style-name="ce9">
            <text:p>6,12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0" table:style-name="ce9">
            <text:p>0,000</text:p>
          </table:table-cell>
          <table:table-cell office:value-type="float" office:value="14.286" table:style-name="ce9">
            <text:p>14,286</text:p>
          </table:table-cell>
          <table:table-cell office:value-type="float" office:value="40" table:style-name="ce9">
            <text:p>40,000</text:p>
          </table:table-cell>
          <table:table-cell office:value-type="float" office:value="180" table:style-name="ce9">
            <text:p>180,000</text:p>
          </table:table-cell>
          <table:table-cell office:value-type="float" office:value="275" table:style-name="ce9">
            <text:p>275,000</text:p>
          </table:table-cell>
          <table:table-cell office:value-type="float" office:value="1083.3330000000001" table:style-name="ce9">
            <text:p>1.083,333</text:p>
          </table:table-cell>
          <table:table-cell office:value-type="float" office:value="118.182" table:style-name="ce9">
            <text:p>118,182</text:p>
          </table:table-cell>
          <table:table-cell office:value-type="float" office:value="260" table:style-name="ce9">
            <text:p>260,000</text:p>
          </table:table-cell>
          <table:table-cell office:value-type="float" office:value="120" table:style-name="ce9">
            <text:p>120,000</text:p>
          </table:table-cell>
          <table:table-cell office:value-type="float" office:value="600" table:style-name="ce9">
            <text:p>600,000</text:p>
          </table:table-cell>
          <table:table-cell office:value-type="float" office:value="800" table:style-name="ce9">
            <text:p>800,000</text:p>
          </table:table-cell>
          <table:table-cell office:value-type="float" office:value="25" table:style-name="ce9">
            <text:p>25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7.6980000000000004" table:style-name="ce9">
            <text:p>7,698</text:p>
          </table:table-cell>
          <table:table-cell office:value-type="float" office:value="7.4589999999999996" table:style-name="ce9">
            <text:p>7,459</text:p>
          </table:table-cell>
          <table:table-cell office:value-type="float" office:value="7.6779999999999999" table:style-name="ce9">
            <text:p>7,678</text:p>
          </table:table-cell>
          <table:table-cell office:value-type="float" office:value="7.117" table:style-name="ce9">
            <text:p>7,117</text:p>
          </table:table-cell>
          <table:table-cell office:value-type="float" office:value="7.3639999999999999" table:style-name="ce9">
            <text:p>7,364</text:p>
          </table:table-cell>
          <table:table-cell office:value-type="float" office:value="7.2889999999999997" table:style-name="ce9">
            <text:p>7,289</text:p>
          </table:table-cell>
          <table:table-cell office:value-type="float" office:value="8.0690000000000008" table:style-name="ce9">
            <text:p>8,069</text:p>
          </table:table-cell>
          <table:table-cell office:value-type="float" office:value="6.73" table:style-name="ce9">
            <text:p>6,730</text:p>
          </table:table-cell>
          <table:table-cell office:value-type="float" office:value="7.431" table:style-name="ce9">
            <text:p>7,431</text:p>
          </table:table-cell>
          <table:table-cell office:value-type="float" office:value="7.3810000000000002" table:style-name="ce9">
            <text:p>7,381</text:p>
          </table:table-cell>
          <table:table-cell office:value-type="float" office:value="7.3090000000000002" table:style-name="ce9">
            <text:p>7,309</text:p>
          </table:table-cell>
          <table:table-cell office:value-type="float" office:value="7.806" table:style-name="ce9">
            <text:p>7,80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7.8620000000000001" table:style-name="ce9">
            <text:p>7,862</text:p>
          </table:table-cell>
          <table:table-cell office:value-type="float" office:value="7.0090000000000003" table:style-name="ce9">
            <text:p>7,009</text:p>
          </table:table-cell>
          <table:table-cell office:value-type="float" office:value="7.4820000000000002" table:style-name="ce9">
            <text:p>7,482</text:p>
          </table:table-cell>
          <table:table-cell office:value-type="float" office:value="6.4249999999999998" table:style-name="ce9">
            <text:p>6,425</text:p>
          </table:table-cell>
          <table:table-cell office:value-type="float" office:value="6.9580000000000002" table:style-name="ce9">
            <text:p>6,958</text:p>
          </table:table-cell>
          <table:table-cell office:value-type="float" office:value="7.3979999999999997" table:style-name="ce9">
            <text:p>7,398</text:p>
          </table:table-cell>
          <table:table-cell office:value-type="float" office:value="7.4619999999999997" table:style-name="ce9">
            <text:p>7,462</text:p>
          </table:table-cell>
          <table:table-cell office:value-type="float" office:value="6.83" table:style-name="ce9">
            <text:p>6,830</text:p>
          </table:table-cell>
          <table:table-cell office:value-type="float" office:value="6.8620000000000001" table:style-name="ce9">
            <text:p>6,862</text:p>
          </table:table-cell>
          <table:table-cell office:value-type="float" office:value="7.2359999999999998" table:style-name="ce9">
            <text:p>7,236</text:p>
          </table:table-cell>
          <table:table-cell office:value-type="float" office:value="7.6159999999999997" table:style-name="ce9">
            <text:p>7,616</text:p>
          </table:table-cell>
          <table:table-cell office:value-type="float" office:value="6.2080000000000002" table:style-name="ce9">
            <text:p>6,208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90.909000000000006" table:style-name="ce9">
            <text:p>90,909</text:p>
          </table:table-cell>
          <table:table-cell office:value-type="float" office:value="89.230999999999995" table:style-name="ce9">
            <text:p>89,231</text:p>
          </table:table-cell>
          <table:table-cell office:value-type="float" office:value="88.554000000000002" table:style-name="ce9">
            <text:p>88,554</text:p>
          </table:table-cell>
          <table:table-cell office:value-type="float" office:value="91.304000000000002" table:style-name="ce9">
            <text:p>91,304</text:p>
          </table:table-cell>
          <table:table-cell office:value-type="float" office:value="87.573999999999998" table:style-name="ce9">
            <text:p>87,574</text:p>
          </table:table-cell>
          <table:table-cell office:value-type="float" office:value="92.147000000000006" table:style-name="ce9">
            <text:p>92,147</text:p>
          </table:table-cell>
          <table:table-cell office:value-type="float" office:value="94.152000000000001" table:style-name="ce9">
            <text:p>94,152</text:p>
          </table:table-cell>
          <table:table-cell office:value-type="float" office:value="92.308000000000007" table:style-name="ce9">
            <text:p>92,308</text:p>
          </table:table-cell>
          <table:table-cell office:value-type="float" office:value="86.667000000000002" table:style-name="ce9">
            <text:p>86,667</text:p>
          </table:table-cell>
          <table:table-cell office:value-type="float" office:value="87.861000000000004" table:style-name="ce9">
            <text:p>87,861</text:p>
          </table:table-cell>
          <table:table-cell office:value-type="float" office:value="87.150999999999996" table:style-name="ce9">
            <text:p>87,151</text:p>
          </table:table-cell>
          <table:table-cell office:value-type="float" office:value="85.89" table:style-name="ce9">
            <text:p>85,89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635999999999996" table:style-name="ce9">
            <text:p>86,636</text:p>
          </table:table-cell>
          <table:table-cell office:value-type="float" office:value="85.858999999999995" table:style-name="ce9">
            <text:p>85,859</text:p>
          </table:table-cell>
          <table:table-cell office:value-type="float" office:value="85.953999999999994" table:style-name="ce9">
            <text:p>85,954</text:p>
          </table:table-cell>
          <table:table-cell office:value-type="float" office:value="86.662999999999997" table:style-name="ce9">
            <text:p>86,663</text:p>
          </table:table-cell>
          <table:table-cell office:value-type="float" office:value="86.433999999999997" table:style-name="ce9">
            <text:p>86,434</text:p>
          </table:table-cell>
          <table:table-cell office:value-type="float" office:value="86.951999999999998" table:style-name="ce9">
            <text:p>86,952</text:p>
          </table:table-cell>
          <table:table-cell office:value-type="float" office:value="86.349000000000004" table:style-name="ce9">
            <text:p>86,349</text:p>
          </table:table-cell>
          <table:table-cell office:value-type="float" office:value="86.147000000000006" table:style-name="ce9">
            <text:p>86,147</text:p>
          </table:table-cell>
          <table:table-cell office:value-type="float" office:value="86.774000000000001" table:style-name="ce9">
            <text:p>86,774</text:p>
          </table:table-cell>
          <table:table-cell office:value-type="float" office:value="85.66" table:style-name="ce9">
            <text:p>85,660</text:p>
          </table:table-cell>
          <table:table-cell office:value-type="float" office:value="86.085999999999999" table:style-name="ce9">
            <text:p>86,086</text:p>
          </table:table-cell>
          <table:table-cell office:value-type="float" office:value="85.596999999999994" table:style-name="ce9">
            <text:p>85,5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73.081000000000003" table:style-name="ce9">
            <text:p>73,081</text:p>
          </table:table-cell>
          <table:table-cell office:value-type="float" office:value="57.692999999999998" table:style-name="ce9">
            <text:p>57,693</text:p>
          </table:table-cell>
          <table:table-cell office:value-type="float" office:value="66.382999999999996" table:style-name="ce9">
            <text:p>66,383</text:p>
          </table:table-cell>
          <table:table-cell office:value-type="float" office:value="76.807000000000002" table:style-name="ce9">
            <text:p>76,807</text:p>
          </table:table-cell>
          <table:table-cell office:value-type="float" office:value="75.304000000000002" table:style-name="ce9">
            <text:p>75,304</text:p>
          </table:table-cell>
          <table:table-cell office:value-type="float" office:value="78.128" table:style-name="ce9">
            <text:p>78,128</text:p>
          </table:table-cell>
          <table:table-cell office:value-type="float" office:value="75.644000000000005" table:style-name="ce9">
            <text:p>75,644</text:p>
          </table:table-cell>
          <table:table-cell office:value-type="float" office:value="82.915999999999997" table:style-name="ce9">
            <text:p>82,916</text:p>
          </table:table-cell>
          <table:table-cell office:value-type="float" office:value="87.41" table:style-name="ce9">
            <text:p>87,410</text:p>
          </table:table-cell>
          <table:table-cell office:value-type="float" office:value="86.977000000000004" table:style-name="ce9">
            <text:p>86,977</text:p>
          </table:table-cell>
          <table:table-cell office:value-type="float" office:value="86.816999999999993" table:style-name="ce9">
            <text:p>86,817</text:p>
          </table:table-cell>
          <table:table-cell office:value-type="float" office:value="83.019000000000005" table:style-name="ce9">
            <text:p>83,0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4.325999999999993" table:style-name="ce9">
            <text:p>84,326</text:p>
          </table:table-cell>
          <table:table-cell office:value-type="float" office:value="83.753" table:style-name="ce9">
            <text:p>83,753</text:p>
          </table:table-cell>
          <table:table-cell office:value-type="float" office:value="85.284000000000006" table:style-name="ce9">
            <text:p>85,284</text:p>
          </table:table-cell>
          <table:table-cell office:value-type="float" office:value="85.700999999999993" table:style-name="ce9">
            <text:p>85,701</text:p>
          </table:table-cell>
          <table:table-cell office:value-type="float" office:value="84.798000000000002" table:style-name="ce9">
            <text:p>84,798</text:p>
          </table:table-cell>
          <table:table-cell office:value-type="float" office:value="86.92" table:style-name="ce9">
            <text:p>86,920</text:p>
          </table:table-cell>
          <table:table-cell office:value-type="float" office:value="86.04" table:style-name="ce9">
            <text:p>86,040</text:p>
          </table:table-cell>
          <table:table-cell office:value-type="float" office:value="85.775999999999996" table:style-name="ce9">
            <text:p>85,776</text:p>
          </table:table-cell>
          <table:table-cell office:value-type="float" office:value="87.748999999999995" table:style-name="ce9">
            <text:p>87,749</text:p>
          </table:table-cell>
          <table:table-cell office:value-type="float" office:value="86.921999999999997" table:style-name="ce9">
            <text:p>86,922</text:p>
          </table:table-cell>
          <table:table-cell office:value-type="float" office:value="87.48" table:style-name="ce9">
            <text:p>87,480</text:p>
          </table:table-cell>
          <table:table-cell office:value-type="float" office:value="87.372" table:style-name="ce9">
            <text:p>87,37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0" table:style-name="ce9">
            <text:p>80,000</text:p>
          </table:table-cell>
          <table:table-cell office:value-type="float" office:value="85.713999999999999" table:style-name="ce9">
            <text:p>85,714</text:p>
          </table:table-cell>
          <table:table-cell office:value-type="float" office:value="0" table:style-name="ce9">
            <text:p>0,000</text:p>
          </table:table-cell>
          <table:table-cell office:value-type="float" office:value="18.181999999999999" table:style-name="ce9">
            <text:p>18,182</text:p>
          </table:table-cell>
          <table:table-cell office:value-type="float" office:value="7.1429999999999998" table:style-name="ce9">
            <text:p>7,143</text:p>
          </table:table-cell>
          <table:table-cell office:value-type="float" office:value="4.3479999999999999" table:style-name="ce9">
            <text:p>4,348</text:p>
          </table:table-cell>
          <table:table-cell office:value-type="float" office:value="29.167000000000002" table:style-name="ce9">
            <text:p>29,167</text:p>
          </table:table-cell>
          <table:table-cell office:value-type="float" office:value="4.0819999999999999" table:style-name="ce9">
            <text:p>4,082</text:p>
          </table:table-cell>
          <table:table-cell office:value-type="float" office:value="21.053000000000001" table:style-name="ce9">
            <text:p>21,053</text:p>
          </table:table-cell>
          <table:table-cell office:value-type="float" office:value="13.792999999999999" table:style-name="ce9">
            <text:p>13,793</text:p>
          </table:table-cell>
          <table:table-cell office:value-type="float" office:value="0" table:style-name="ce9">
            <text:p>0,000</text:p>
          </table:table-cell>
          <table:table-cell office:value-type="float" office:value="15.789" table:style-name="ce9">
            <text:p>15,78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802000000000007" table:style-name="ce9">
            <text:p>85,802</text:p>
          </table:table-cell>
          <table:table-cell office:value-type="float" office:value="85.22" table:style-name="ce9">
            <text:p>85,220</text:p>
          </table:table-cell>
          <table:table-cell office:value-type="float" office:value="85.373999999999995" table:style-name="ce9">
            <text:p>85,374</text:p>
          </table:table-cell>
          <table:table-cell office:value-type="float" office:value="85.725999999999999" table:style-name="ce9">
            <text:p>85,726</text:p>
          </table:table-cell>
          <table:table-cell office:value-type="float" office:value="85.338999999999999" table:style-name="ce9">
            <text:p>85,339</text:p>
          </table:table-cell>
          <table:table-cell office:value-type="float" office:value="85.805000000000007" table:style-name="ce9">
            <text:p>85,805</text:p>
          </table:table-cell>
          <table:table-cell office:value-type="float" office:value="85.585999999999999" table:style-name="ce9">
            <text:p>85,586</text:p>
          </table:table-cell>
          <table:table-cell office:value-type="float" office:value="85.331000000000003" table:style-name="ce9">
            <text:p>85,331</text:p>
          </table:table-cell>
          <table:table-cell office:value-type="float" office:value="85.436000000000007" table:style-name="ce9">
            <text:p>85,436</text:p>
          </table:table-cell>
          <table:table-cell office:value-type="float" office:value="85.369" table:style-name="ce9">
            <text:p>85,369</text:p>
          </table:table-cell>
          <table:table-cell office:value-type="float" office:value="85.278999999999996" table:style-name="ce9">
            <text:p>85,279</text:p>
          </table:table-cell>
          <table:table-cell office:value-type="float" office:value="85.361000000000004" table:style-name="ce9">
            <text:p>85,36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03" table:style-name="ce9">
            <text:p>85,030</text:p>
          </table:table-cell>
          <table:table-cell office:value-type="float" office:value="86.477000000000004" table:style-name="ce9">
            <text:p>86,477</text:p>
          </table:table-cell>
          <table:table-cell office:value-type="float" office:value="85.947999999999993" table:style-name="ce9">
            <text:p>85,948</text:p>
          </table:table-cell>
          <table:table-cell office:value-type="float" office:value="87.864000000000004" table:style-name="ce9">
            <text:p>87,864</text:p>
          </table:table-cell>
          <table:table-cell office:value-type="float" office:value="86.721000000000004" table:style-name="ce9">
            <text:p>86,721</text:p>
          </table:table-cell>
          <table:table-cell office:value-type="float" office:value="85.311999999999998" table:style-name="ce9">
            <text:p>85,312</text:p>
          </table:table-cell>
          <table:table-cell office:value-type="float" office:value="85.555000000000007" table:style-name="ce9">
            <text:p>85,555</text:p>
          </table:table-cell>
          <table:table-cell office:value-type="float" office:value="85.251000000000005" table:style-name="ce9">
            <text:p>85,251</text:p>
          </table:table-cell>
          <table:table-cell office:value-type="float" office:value="87.034999999999997" table:style-name="ce9">
            <text:p>87,035</text:p>
          </table:table-cell>
          <table:table-cell office:value-type="float" office:value="86.096999999999994" table:style-name="ce9">
            <text:p>86,097</text:p>
          </table:table-cell>
          <table:table-cell office:value-type="float" office:value="85.552999999999997" table:style-name="ce9">
            <text:p>85,553</text:p>
          </table:table-cell>
          <table:table-cell office:value-type="float" office:value="86.921000000000006" table:style-name="ce9">
            <text:p>86,921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82" table:style-name="ce9">
            <text:p>99,82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28999999999994" table:style-name="ce9">
            <text:p>99,829</text:p>
          </table:table-cell>
          <table:table-cell office:value-type="float" office:value="99.908000000000001" table:style-name="ce9">
            <text:p>99,908</text:p>
          </table:table-cell>
          <table:table-cell office:value-type="float" office:value="99.977000000000004" table:style-name="ce9">
            <text:p>99,977</text:p>
          </table:table-cell>
          <table:table-cell office:value-type="float" office:value="99.978999999999999" table:style-name="ce9">
            <text:p>99,979</text:p>
          </table:table-cell>
          <table:table-cell office:value-type="float" office:value="99.986000000000004" table:style-name="ce9">
            <text:p>99,986</text:p>
          </table:table-cell>
          <table:table-cell office:value-type="float" office:value="99.995999999999995" table:style-name="ce9">
            <text:p>99,996</text:p>
          </table:table-cell>
          <table:table-cell office:value-type="float" office:value="99.962999999999994" table:style-name="ce9">
            <text:p>99,963</text:p>
          </table:table-cell>
          <table:table-cell office:value-type="float" office:value="99.911000000000001" table:style-name="ce9">
            <text:p>99,911</text:p>
          </table:table-cell>
          <table:table-cell office:value-type="float" office:value="99.974000000000004" table:style-name="ce9">
            <text:p>99,974</text:p>
          </table:table-cell>
          <table:table-cell office:value-type="float" office:value="99.957999999999998" table:style-name="ce9">
            <text:p>99,958</text:p>
          </table:table-cell>
          <table:table-cell office:value-type="float" office:value="99.960999999999999" table:style-name="ce9">
            <text:p>99,961</text:p>
          </table:table-cell>
          <table:table-cell office:value-type="float" office:value="99.947000000000003" table:style-name="ce9">
            <text:p>99,9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156999999999996" table:style-name="ce9">
            <text:p>99,157</text:p>
          </table:table-cell>
          <table:table-cell office:value-type="float" office:value="96.537000000000006" table:style-name="ce9">
            <text:p>96,537</text:p>
          </table:table-cell>
          <table:table-cell office:value-type="float" office:value="94.231999999999999" table:style-name="ce9">
            <text:p>94,232</text:p>
          </table:table-cell>
          <table:table-cell office:value-type="float" office:value="93.085999999999999" table:style-name="ce9">
            <text:p>93,086</text:p>
          </table:table-cell>
          <table:table-cell office:value-type="float" office:value="95.799000000000007" table:style-name="ce9">
            <text:p>95,799</text:p>
          </table:table-cell>
          <table:table-cell office:value-type="float" office:value="97.004000000000005" table:style-name="ce9">
            <text:p>97,004</text:p>
          </table:table-cell>
          <table:table-cell office:value-type="float" office:value="97.927000000000007" table:style-name="ce9">
            <text:p>97,927</text:p>
          </table:table-cell>
          <table:table-cell office:value-type="float" office:value="97.423000000000002" table:style-name="ce9">
            <text:p>97,423</text:p>
          </table:table-cell>
          <table:table-cell office:value-type="float" office:value="96.531999999999996" table:style-name="ce9">
            <text:p>96,532</text:p>
          </table:table-cell>
          <table:table-cell office:value-type="float" office:value="98.861999999999995" table:style-name="ce9">
            <text:p>98,862</text:p>
          </table:table-cell>
          <table:table-cell office:value-type="float" office:value="99.394000000000005" table:style-name="ce9">
            <text:p>99,394</text:p>
          </table:table-cell>
          <table:table-cell office:value-type="float" office:value="98.551000000000002" table:style-name="ce9">
            <text:p>98,5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90999999999997" table:style-name="ce9">
            <text:p>99,791</text:p>
          </table:table-cell>
          <table:table-cell office:value-type="float" office:value="99.545000000000002" table:style-name="ce9">
            <text:p>99,545</text:p>
          </table:table-cell>
          <table:table-cell office:value-type="float" office:value="99.659000000000006" table:style-name="ce9">
            <text:p>99,659</text:p>
          </table:table-cell>
          <table:table-cell office:value-type="float" office:value="99.753" table:style-name="ce9">
            <text:p>99,753</text:p>
          </table:table-cell>
          <table:table-cell office:value-type="float" office:value="99.616" table:style-name="ce9">
            <text:p>99,616</text:p>
          </table:table-cell>
          <table:table-cell office:value-type="float" office:value="99.644999999999996" table:style-name="ce9">
            <text:p>99,645</text:p>
          </table:table-cell>
          <table:table-cell office:value-type="float" office:value="99.858999999999995" table:style-name="ce9">
            <text:p>99,859</text:p>
          </table:table-cell>
          <table:table-cell office:value-type="float" office:value="99.811000000000007" table:style-name="ce9">
            <text:p>99,811</text:p>
          </table:table-cell>
          <table:table-cell office:value-type="float" office:value="99.704999999999998" table:style-name="ce9">
            <text:p>99,705</text:p>
          </table:table-cell>
          <table:table-cell office:value-type="float" office:value="99.924999999999997" table:style-name="ce9">
            <text:p>99,925</text:p>
          </table:table-cell>
          <table:table-cell office:value-type="float" office:value="99.825999999999993" table:style-name="ce9">
            <text:p>99,826</text:p>
          </table:table-cell>
          <table:table-cell office:value-type="float" office:value="99.808999999999997" table:style-name="ce9">
            <text:p>99,8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73.912999999999997" table:style-name="ce9">
            <text:p>73,913</text:p>
          </table:table-cell>
          <table:table-cell office:value-type="float" office:value="29.31" table:style-name="ce9">
            <text:p>29,310</text:p>
          </table:table-cell>
          <table:table-cell office:value-type="float" office:value="85.245999999999995" table:style-name="ce9">
            <text:p>85,246</text:p>
          </table:table-cell>
          <table:table-cell office:value-type="float" office:value="18.518999999999998" table:style-name="ce9">
            <text:p>18,519</text:p>
          </table:table-cell>
          <table:table-cell office:value-type="float" office:value="21.805" table:style-name="ce9">
            <text:p>21,805</text:p>
          </table:table-cell>
          <table:table-cell office:value-type="float" office:value="32.53" table:style-name="ce9">
            <text:p>32,530</text:p>
          </table:table-cell>
          <table:table-cell office:value-type="float" office:value="23.864000000000001" table:style-name="ce9">
            <text:p>23,864</text:p>
          </table:table-cell>
          <table:table-cell office:value-type="float" office:value="12.121" table:style-name="ce9">
            <text:p>12,12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92999999999995" table:style-name="ce9">
            <text:p>99,993</text:p>
          </table:table-cell>
          <table:table-cell office:value-type="float" office:value="99.998999999999995" table:style-name="ce9">
            <text:p>99,999</text:p>
          </table:table-cell>
          <table:table-cell office:value-type="float" office:value="99.998000000000005" table:style-name="ce9">
            <text:p>99,998</text:p>
          </table:table-cell>
          <table:table-cell office:value-type="float" office:value="99.962999999999994" table:style-name="ce9">
            <text:p>99,963</text:p>
          </table:table-cell>
          <table:table-cell office:value-type="float" office:value="99.994" table:style-name="ce9">
            <text:p>99,994</text:p>
          </table:table-cell>
          <table:table-cell office:value-type="float" office:value="99.998000000000005" table:style-name="ce9">
            <text:p>99,998</text:p>
          </table:table-cell>
          <table:table-cell office:value-type="float" office:value="99.984999999999999" table:style-name="ce9">
            <text:p>99,985</text:p>
          </table:table-cell>
          <table:table-cell office:value-type="float" office:value="99.998999999999995" table:style-name="ce9">
            <text:p>99,999</text:p>
          </table:table-cell>
          <table:table-cell office:value-type="float" office:value="99.981999999999999" table:style-name="ce9">
            <text:p>99,982</text:p>
          </table:table-cell>
          <table:table-cell office:value-type="float" office:value="100" table:style-name="ce9">
            <text:p>100,000</text:p>
          </table:table-cell>
          <table:table-cell office:value-type="float" office:value="99.998999999999995" table:style-name="ce9">
            <text:p>99,999</text:p>
          </table:table-cell>
          <table:table-cell office:value-type="float" office:value="99.957999999999998" table:style-name="ce9">
            <text:p>99,95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85000000000005" table:style-name="ce9">
            <text:p>99,885</text:p>
          </table:table-cell>
          <table:table-cell office:value-type="float" office:value="99.98" table:style-name="ce9">
            <text:p>99,980</text:p>
          </table:table-cell>
          <table:table-cell office:value-type="float" office:value="99.995999999999995" table:style-name="ce9">
            <text:p>99,996</text:p>
          </table:table-cell>
          <table:table-cell office:value-type="float" office:value="99.995999999999995" table:style-name="ce9">
            <text:p>99,996</text:p>
          </table:table-cell>
          <table:table-cell office:value-type="float" office:value="99.962000000000003" table:style-name="ce9">
            <text:p>99,962</text:p>
          </table:table-cell>
          <table:table-cell office:value-type="float" office:value="99.986000000000004" table:style-name="ce9">
            <text:p>99,986</text:p>
          </table:table-cell>
          <table:table-cell office:value-type="float" office:value="99.983000000000004" table:style-name="ce9">
            <text:p>99,983</text:p>
          </table:table-cell>
          <table:table-cell office:value-type="float" office:value="99.492999999999995" table:style-name="ce9">
            <text:p>99,493</text:p>
          </table:table-cell>
          <table:table-cell office:value-type="float" office:value="99.930999999999997" table:style-name="ce9">
            <text:p>99,931</text:p>
          </table:table-cell>
          <table:table-cell office:value-type="float" office:value="99.813000000000002" table:style-name="ce9">
            <text:p>99,813</text:p>
          </table:table-cell>
          <table:table-cell office:value-type="float" office:value="99.715000000000003" table:style-name="ce9">
            <text:p>99,715</text:p>
          </table:table-cell>
          <table:table-cell office:value-type="float" office:value="99.697000000000003" table:style-name="ce9">
            <text:p>99,697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repeated="12" table:style-name="ce13"/>
          <table:table-cell table:number-columns-repeated="16370"/>
        </table:table-row>
        <table:table-row table:number-rows-repeated="1048471" table:style-name="ro2">
          <table:table-cell table:number-columns-repeated="16384"/>
        </table:table-row>
      </table:table>
      <table:database-ranges>
        <table:database-range table:target-range-address="Móvel_Pessoal.D4" table:name="__Anonymous_Sheet_DB__0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 number:language="pt" number:country="BR">
      <number:month number:textual="true"/>
      <number:text>/</number:text>
      <number:year/>
    </number:date-style>
    <number:number-style style:name="N37">
      <number:number number:decimal-places="3" number:min-integer-digits="1" number:grouping="true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BuiltIn_Comma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gy de Freitas</meta:initial-creator>
    <dc:creator>Herculano Araujo Rodrigues de Oliveira</dc:creator>
    <meta:creation-date>2014-01-29T16:04:22Z</meta:creation-date>
    <dc:date>2018-10-25T14:37:34Z</dc:date>
    <meta:print-date>2015-03-26T18:24:48Z</meta:print-date>
    <meta:editing-cycles>14</meta:editing-cycles>
    <meta:editing-duration>PT728S</meta:editing-duration>
    <meta:user-defined meta:name="ContentTypeId">0x0101002A45CBFE0405274DA36A8417DAB47682</meta:user-defined>
  </office:meta>
</office:document-meta>
</file>